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83in"/>
    </style:style>
    <style:style style:name="co2" style:family="table-column">
      <style:table-column-properties fo:break-before="auto" style:column-width="0.5799in"/>
    </style:style>
    <style:style style:name="co3" style:family="table-column">
      <style:table-column-properties fo:break-before="auto" style:column-width="0.439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1.502in"/>
    </style:style>
    <style:style style:name="co8" style:family="table-column">
      <style:table-column-properties fo:break-before="auto" style:column-width="1.1917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1217in"/>
    </style:style>
    <style:style style:name="co11" style:family="table-column">
      <style:table-column-properties fo:break-before="auto" style:column-width="1.0728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3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2244in" fo:break-before="auto" style:use-optimal-row-height="fals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Arial" style:font-name-asian="AR PL New Sung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style:font-name="Arial" style:font-name-asian="AR PL New Sung" style:font-name-complex="Lohit Hindi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AR PL New Sung" style:font-name-complex="Lohit Hindi"/>
    </style:style>
    <style:style style:name="ce39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AR PL New Sung" style:font-name-complex="Lohit Hindi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ptimv2 - Exemple #1" table:style-name="ta1">
        <table:shapes>
          <draw:frame draw:z-index="0" draw:style-name="gr1" draw:text-style-name="P1" svg:width="6.2988in" svg:height="3.5429in" svg:x="0.2146in" svg:y="4.126in">
            <draw:object draw:notify-on-update-of-ranges="'optimv2 - Exemple #1'.D3:'optimv2 - Exemple #1'.D13 'optimv2 - Exemple #1'.Q1:'optimv2 - Exemple #1'.Q2 'optimv2 - Exemple #1'.Q3:'optimv2 - Exemple #1'.Q13 'optimv2 - Exemple #1'.D3:'optimv2 - Exemple #1'.D13 'optimv2 - Exemple #1'.M1:'optimv2 - Exemple #1'.M1 'optimv2 - Exemple #1'.M3:'optimv2 - Exemple #1'.M13 'optimv2 - Exemple #1'.D3:'optimv2 - Exemple #1'.D13 'optimv2 - Exemple #1'.O1:'optimv2 - Exemple #1'.O1 'optimv2 - Exemple #1'.O3:'optimv2 - Exemple #1'.O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2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3" table:formula="of:=2*[.A3]+2*[.B3]" office:value-type="float" office:value="6" calcext:value-type="float">
            <text:p>6</text:p>
          </table:table-cell>
          <table:table-cell table:style-name="ce11" table:formula="of:=2*[.B3]+1*[.C3]" office:value-type="float" office:value="5" calcext:value-type="float">
            <text:p>5</text:p>
          </table:table-cell>
          <table:table-cell table:style-name="ce16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0.8" calcext:value-type="float">
            <text:p>10.8</text:p>
          </table:table-cell>
          <table:table-cell table:style-name="ce11" table:formula="of:=ROUND(100*[.M3]/[.Q3];2)" office:value-type="float" office:value="93.1" calcext:value-type="float">
            <text:p>93.1</text:p>
          </table:table-cell>
          <table:table-cell table:style-name="ce3" table:formula="of:=SUM([.O22:.O31])/10" office:value-type="float" office:value="0.8" calcext:value-type="float">
            <text:p>0.8</text:p>
          </table:table-cell>
          <table:table-cell table:style-name="ce11" table:formula="of:=ROUND(100*[.O3]/[.Q3];2)" office:value-type="float" office:value="6.9" calcext:value-type="float">
            <text:p>6.9</text:p>
          </table:table-cell>
          <table:table-cell table:style-name="ce16" table:formula="of:=SUM([.Q22:.Q31])/10" office:value-type="float" office:value="11.6" calcext:value-type="float">
            <text:p>11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93333333333333" calcext:value-type="float">
            <text:p>0.00019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6.3" calcext:value-type="float">
            <text:p>16.3</text:p>
          </table:table-cell>
          <table:table-cell table:style-name="ce12" table:formula="of:=ROUND(100*[.M4]/[.Q4];2)" office:value-type="float" office:value="87.63" calcext:value-type="float">
            <text:p>87.63</text:p>
          </table:table-cell>
          <table:table-cell table:style-name="ce4" table:formula="of:=SUM([.O35:.O44])/10" office:value-type="float" office:value="2.3" calcext:value-type="float">
            <text:p>2.3</text:p>
          </table:table-cell>
          <table:table-cell table:style-name="ce12" table:formula="of:=ROUND(100*[.O4]/[.Q4];2)" office:value-type="float" office:value="12.37" calcext:value-type="float">
            <text:p>12.37</text:p>
          </table:table-cell>
          <table:table-cell table:style-name="ce17" table:formula="of:=SUM([.Q35:.Q44])/10" office:value-type="float" office:value="18.6" calcext:value-type="float">
            <text:p>18.6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1" calcext:value-type="float">
            <text:p>0.00031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12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67" calcext:value-type="float">
            <text:p>67</text:p>
          </table:table-cell>
          <table:table-cell table:style-name="ce12" table:formula="of:=ROUND(100*[.M5]/[.Q5];2)" office:value-type="float" office:value="62.68" calcext:value-type="float">
            <text:p>62.68</text:p>
          </table:table-cell>
          <table:table-cell table:style-name="ce4" table:formula="of:=SUM([.O48:.O57])/10" office:value-type="float" office:value="39.9" calcext:value-type="float">
            <text:p>39.9</text:p>
          </table:table-cell>
          <table:table-cell table:style-name="ce12" table:formula="of:=ROUND(100*[.O5]/[.Q5];2)" office:value-type="float" office:value="37.32" calcext:value-type="float">
            <text:p>37.32</text:p>
          </table:table-cell>
          <table:table-cell table:style-name="ce17" table:formula="of:=SUM([.Q48:.Q57])/10" office:value-type="float" office:value="106.9" calcext:value-type="float">
            <text:p>106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78166666666667" calcext:value-type="float">
            <text:p>0.00178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12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211" calcext:value-type="float">
            <text:p>211</text:p>
          </table:table-cell>
          <table:table-cell table:style-name="ce12" table:formula="of:=ROUND(100*[.M6]/[.Q6];2)" office:value-type="float" office:value="33.68" calcext:value-type="float">
            <text:p>33.68</text:p>
          </table:table-cell>
          <table:table-cell table:style-name="ce4" table:formula="of:=SUM([.O61:.O70])/10" office:value-type="float" office:value="415.5" calcext:value-type="float">
            <text:p>415.5</text:p>
          </table:table-cell>
          <table:table-cell table:style-name="ce12" table:formula="of:=ROUND(100*[.O6]/[.Q6];2)" office:value-type="float" office:value="66.32" calcext:value-type="float">
            <text:p>66.32</text:p>
          </table:table-cell>
          <table:table-cell table:style-name="ce17" table:formula="of:=SUM([.Q61:.Q70])/10" office:value-type="float" office:value="626.5" calcext:value-type="float">
            <text:p>626.5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12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375" calcext:value-type="float">
            <text:p>375</text:p>
          </table:table-cell>
          <table:table-cell table:style-name="ce12" table:formula="of:=ROUND(100*[.M7]/[.Q7];2)" office:value-type="float" office:value="18.62" calcext:value-type="float">
            <text:p>18.62</text:p>
          </table:table-cell>
          <table:table-cell table:style-name="ce4" table:formula="of:=SUM([.O74:.O83])/10" office:value-type="float" office:value="1638.7" calcext:value-type="float">
            <text:p>1638.7</text:p>
          </table:table-cell>
          <table:table-cell table:style-name="ce12" table:formula="of:=ROUND(100*[.O7]/[.Q7];2)" office:value-type="float" office:value="81.38" calcext:value-type="float">
            <text:p>81.38</text:p>
          </table:table-cell>
          <table:table-cell table:style-name="ce17" table:formula="of:=SUM([.Q74:.Q83])/10" office:value-type="float" office:value="2013.7" calcext:value-type="float">
            <text:p>2013.7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12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901.2" calcext:value-type="float">
            <text:p>901.2</text:p>
          </table:table-cell>
          <table:table-cell table:style-name="ce12" table:formula="of:=ROUND(100*[.M8]/[.Q8];2)" office:value-type="float" office:value="11.69" calcext:value-type="float">
            <text:p>11.69</text:p>
          </table:table-cell>
          <table:table-cell table:style-name="ce4" table:formula="of:=SUM([.O87:.O96])/10" office:value-type="float" office:value="6810.8" calcext:value-type="float">
            <text:p>6810.8</text:p>
          </table:table-cell>
          <table:table-cell table:style-name="ce12" table:formula="of:=ROUND(100*[.O8]/[.Q8];2)" office:value-type="float" office:value="88.31" calcext:value-type="float">
            <text:p>88.31</text:p>
          </table:table-cell>
          <table:table-cell table:style-name="ce17" table:formula="of:=SUM([.Q87:.Q96])/10" office:value-type="float" office:value="7712" calcext:value-type="float">
            <text:p>7712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12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1711.8" calcext:value-type="float">
            <text:p>1711.8</text:p>
          </table:table-cell>
          <table:table-cell table:style-name="ce12" table:formula="of:=ROUND(100*[.M9]/[.Q9];2)" office:value-type="float" office:value="7.84" calcext:value-type="float">
            <text:p>7.84</text:p>
          </table:table-cell>
          <table:table-cell table:style-name="ce4" table:formula="of:=SUM([.O100:.O109])/10" office:value-type="float" office:value="20117.4" calcext:value-type="float">
            <text:p>20117.4</text:p>
          </table:table-cell>
          <table:table-cell table:style-name="ce12" table:formula="of:=ROUND(100*[.O9]/[.Q9];2)" office:value-type="float" office:value="92.16" calcext:value-type="float">
            <text:p>92.16</text:p>
          </table:table-cell>
          <table:table-cell table:style-name="ce17" table:formula="of:=SUM([.Q100:.Q109])/10" office:value-type="float" office:value="21829.2" calcext:value-type="float">
            <text:p>21829.2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12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2826.9" calcext:value-type="float">
            <text:p>2826.9</text:p>
          </table:table-cell>
          <table:table-cell table:style-name="ce12" table:formula="of:=ROUND(100*[.M10]/[.Q10];2)" office:value-type="float" office:value="7.21" calcext:value-type="float">
            <text:p>7.21</text:p>
          </table:table-cell>
          <table:table-cell table:style-name="ce4" table:formula="of:=SUM([.O113:.O122])/10" office:value-type="float" office:value="36382.7" calcext:value-type="float">
            <text:p>36382.7</text:p>
          </table:table-cell>
          <table:table-cell table:style-name="ce12" table:formula="of:=ROUND(100*[.O10]/[.Q10];2)" office:value-type="float" office:value="92.79" calcext:value-type="float">
            <text:p>92.79</text:p>
          </table:table-cell>
          <table:table-cell table:style-name="ce17" table:formula="of:=SUM([.Q113:.Q122])/10" office:value-type="float" office:value="39209.6" calcext:value-type="float">
            <text:p>39209.6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1" calcext:value-type="float">
            <text:p>1</text:p>
          </table:table-cell>
          <table:table-cell table:style-name="ce12" table:formula="of:=ROUND(MOD([.Q10]/1000;60);0)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12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890.2" calcext:value-type="float">
            <text:p>3890.2</text:p>
          </table:table-cell>
          <table:table-cell table:style-name="ce12" table:formula="of:=ROUND(100*[.M11]/[.Q11];2)" office:value-type="float" office:value="5.75" calcext:value-type="float">
            <text:p>5.75</text:p>
          </table:table-cell>
          <table:table-cell table:style-name="ce4" table:formula="of:=SUM([.O126:.O135])/10" office:value-type="float" office:value="63767.7" calcext:value-type="float">
            <text:p>63767.7</text:p>
          </table:table-cell>
          <table:table-cell table:style-name="ce12" table:formula="of:=ROUND(100*[.O11]/[.Q11];2)" office:value-type="float" office:value="94.25" calcext:value-type="float">
            <text:p>94.25</text:p>
          </table:table-cell>
          <table:table-cell table:style-name="ce17" table:formula="of:=SUM([.Q126:.Q135])/10" office:value-type="float" office:value="67657.9" calcext:value-type="float">
            <text:p>67657.9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1" calcext:value-type="float">
            <text:p>1</text:p>
          </table:table-cell>
          <table:table-cell table:style-name="ce12" table:formula="of:=ROUND(MOD([.Q11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2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691.9" calcext:value-type="float">
            <text:p>13691.9</text:p>
          </table:table-cell>
          <table:table-cell table:style-name="ce27" table:formula="of:=ROUND(100*[.M12]/[.Q12];2)" office:value-type="float" office:value="3.68" calcext:value-type="float">
            <text:p>3.68</text:p>
          </table:table-cell>
          <table:table-cell table:style-name="ce22" table:formula="of:=SUM([.O139:.O148])/10" office:value-type="float" office:value="358530.4" calcext:value-type="float">
            <text:p>358530.4</text:p>
          </table:table-cell>
          <table:table-cell table:style-name="ce27" table:formula="of:=ROUND(100*[.O12]/[.Q12];2)" office:value-type="float" office:value="96.32" calcext:value-type="float">
            <text:p>96.32</text:p>
          </table:table-cell>
          <table:table-cell table:style-name="ce31" table:formula="of:=SUM([.Q139:.Q148])/10" office:value-type="float" office:value="372222.3" calcext:value-type="float">
            <text:p>372222.3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6" calcext:value-type="float">
            <text:p>6</text:p>
          </table:table-cell>
          <table:table-cell table:style-name="ce12" table:formula="of:=ROUND(MOD([.Q12]/1000;60);0)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2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3340.7" calcext:value-type="float">
            <text:p>53340.7</text:p>
          </table:table-cell>
          <table:table-cell table:style-name="ce27" table:formula="of:=ROUND(100*[.M13]/[.Q13];2)" office:value-type="float" office:value="3.2" calcext:value-type="float">
            <text:p>3.2</text:p>
          </table:table-cell>
          <table:table-cell table:style-name="ce22" table:formula="of:=SUM([.O152:.O161])/10" office:value-type="float" office:value="1612049.7" calcext:value-type="float">
            <text:p>1612049.7</text:p>
          </table:table-cell>
          <table:table-cell table:style-name="ce27" table:formula="of:=ROUND(100*[.O13]/[.Q13];2)" office:value-type="float" office:value="96.8" calcext:value-type="float">
            <text:p>96.8</text:p>
          </table:table-cell>
          <table:table-cell table:style-name="ce31" table:formula="of:=SUM([.Q152:.Q161])/10" office:value-type="float" office:value="1665390.4" calcext:value-type="float">
            <text:p>1665390.4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28" calcext:value-type="float">
            <text:p>28</text:p>
          </table:table-cell>
          <table:table-cell table:style-name="ce12" table:formula="of:=ROUND(MOD([.Q13]/1000;60);0)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0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12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3221.8" calcext:value-type="float">
            <text:p>323221.8</text:p>
          </table:table-cell>
          <table:table-cell table:style-name="ce27" table:formula="of:=ROUND(100*[.M14]/[.Q14];2)" office:value-type="float" office:value="2.93" calcext:value-type="float">
            <text:p>2.93</text:p>
          </table:table-cell>
          <table:table-cell table:style-name="ce22" table:formula="of:=SUM([.O165:.O174])/10" office:value-type="float" office:value="10716589.8" calcext:value-type="float">
            <text:p>10716589.8</text:p>
          </table:table-cell>
          <table:table-cell table:style-name="ce27" table:formula="of:=ROUND(100*[.O14]/[.Q14];2)" office:value-type="float" office:value="97.07" calcext:value-type="float">
            <text:p>97.07</text:p>
          </table:table-cell>
          <table:table-cell table:style-name="ce31" table:formula="of:=SUM([.Q165:.Q174])/10" office:value-type="float" office:value="11039811.6" calcext:value-type="float">
            <text:p>11039811.6</text:p>
          </table:table-cell>
          <table:table-cell table:style-name="ce22" table:formula="of:=QUOTIENT([.Q14]/1000;3600)" office:value-type="float" office:value="3" calcext:value-type="float">
            <text:p>3</text:p>
          </table:table-cell>
          <table:table-cell table:style-name="ce39" table:formula="of:=ROUND(MOD([.Q14]/1000;3600)/60;0)" office:value-type="float" office:value="4" calcext:value-type="float">
            <text:p>4</text:p>
          </table:table-cell>
          <table:table-cell table:style-name="ce12" table:formula="of:=ROUND(MOD([.Q14]/1000;60);0)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0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3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125132.7" calcext:value-type="float">
            <text:p>125132.7</text:p>
          </table:table-cell>
          <table:table-cell table:style-name="ce28" table:formula="of:=ROUND(100*[.M15]/[.Q15];2)" office:value-type="float" office:value="2.76" calcext:value-type="float">
            <text:p>2.76</text:p>
          </table:table-cell>
          <table:table-cell table:style-name="ce23" table:formula="of:=SUM([.O178:.O187])/10" office:value-type="float" office:value="4416689.4" calcext:value-type="float">
            <text:p>4416689.4</text:p>
          </table:table-cell>
          <table:table-cell table:style-name="ce28" table:formula="of:=ROUND(100*[.O15]/[.Q15];2)" office:value-type="float" office:value="97.24" calcext:value-type="float">
            <text:p>97.24</text:p>
          </table:table-cell>
          <table:table-cell table:style-name="ce32" table:formula="of:=SUM([.Q178:.Q187])/10" office:value-type="float" office:value="4541822.1" calcext:value-type="float">
            <text:p>4541822.1</text:p>
          </table:table-cell>
          <table:table-cell table:style-name="ce23" table:formula="of:=QUOTIENT([.Q15]/1000;3600)" office:value-type="float" office:value="1" calcext:value-type="float">
            <text:p>1</text:p>
          </table:table-cell>
          <table:table-cell table:style-name="ce40" table:formula="of:=ROUND(MOD([.Q15]/1000;3600)/60;0)" office:value-type="float" office:value="16" calcext:value-type="float">
            <text:p>16</text:p>
          </table:table-cell>
          <table:table-cell table:style-name="ce13" table:formula="of:=ROUND(MOD([.Q15]/1000;60);0)" office:value-type="float" office:value="42" calcext:value-type="float">
            <text:p>42</text:p>
          </table:table-cell>
          <table:table-cell table:style-name="ce18" table:number-columns-repeated="2"/>
          <table:table-cell table:number-columns-repeated="1002"/>
        </table:table-row>
        <table:table-row table:style-name="ro3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4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4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3]/[.Q23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69" calcext:value-type="float">
            <text:p>7.69</text:p>
          </table:table-cell>
          <table:table-cell table:style-name="ce17" table:formula="of:=[.M23]+[.O23]" office:value-type="float" office:value="13" calcext:value-type="float">
            <text:p>1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5]/[.Q25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5]/[.Q25];2)" office:value-type="float" office:value="0" calcext:value-type="float">
            <text:p>0</text:p>
          </table:table-cell>
          <table:table-cell table:style-name="ce17" table:formula="of:=[.M25]+[.O25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6]/[.Q26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8.33" calcext:value-type="float">
            <text:p>8.33</text:p>
          </table:table-cell>
          <table:table-cell table:style-name="ce17" table:formula="of:=[.M26]+[.O26]" office:value-type="float" office:value="12" calcext:value-type="float">
            <text:p>12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7]/[.Q27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69" calcext:value-type="float">
            <text:p>7.69</text:p>
          </table:table-cell>
          <table:table-cell table:style-name="ce17" table:formula="of:=[.M27]+[.O27]" office:value-type="float" office:value="13" calcext:value-type="float">
            <text:p>13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9]/[.Q29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9]/[.Q29];2)" office:value-type="float" office:value="9.09" calcext:value-type="float">
            <text:p>9.09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30]/[.Q30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30]/[.Q30];2)" office:value-type="float" office:value="8.33" calcext:value-type="float">
            <text:p>8.33</text:p>
          </table:table-cell>
          <table:table-cell table:style-name="ce17" table:formula="of:=[.M30]+[.O30]" office:value-type="float" office:value="12" calcext:value-type="float">
            <text:p>12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6" table:formula="of:=ROUND(100*[.M35]/[.Q35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6" table:formula="of:=ROUND(100*[.O35]/[.Q35];2)" office:value-type="float" office:value="11.11" calcext:value-type="float">
            <text:p>11.11</text:p>
          </table:table-cell>
          <table:table-cell table:style-name="ce16" table:formula="of:=[.M35]+[.O35]" office:value-type="float" office:value="18" calcext:value-type="float">
            <text:p>18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8" calcext:value-type="float">
            <text:p>0.0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7" table:formula="of:=ROUND(100*[.M36]/[.Q36];2)" office:value-type="float" office:value="89.47" calcext:value-type="float">
            <text:p>89.47</text:p>
          </table:table-cell>
          <table:table-cell office:value-type="float" office:value="2" calcext:value-type="float">
            <text:p>2</text:p>
          </table:table-cell>
          <table:table-cell table:style-name="ce17" table:formula="of:=ROUND(100*[.O36]/[.Q36];2)" office:value-type="float" office:value="10.53" calcext:value-type="float">
            <text:p>10.53</text:p>
          </table:table-cell>
          <table:table-cell table:style-name="ce17" table:formula="of:=[.M36]+[.O36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7" table:formula="of:=ROUND(100*[.M37]/[.Q37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7" table:formula="of:=ROUND(100*[.O37]/[.Q37];2)" office:value-type="float" office:value="11.11" calcext:value-type="float">
            <text:p>11.11</text:p>
          </table:table-cell>
          <table:table-cell table:style-name="ce17" table:formula="of:=[.M37]+[.O37]" office:value-type="float" office:value="18" calcext:value-type="float">
            <text:p>1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7" table:formula="of:=ROUND(100*[.M38]/[.Q38];2)"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table:style-name="ce17" table:formula="of:=ROUND(100*[.O38]/[.Q38];2)" office:value-type="float" office:value="15.79" calcext:value-type="float">
            <text:p>15.79</text:p>
          </table:table-cell>
          <table:table-cell table:style-name="ce17" table:formula="of:=[.M38]+[.O38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7" table:formula="of:=ROUND(100*[.M39]/[.Q39];2)" office:value-type="float" office:value="84.21" calcext:value-type="float">
            <text:p>84.21</text:p>
          </table:table-cell>
          <table:table-cell office:value-type="float" office:value="3" calcext:value-type="float">
            <text:p>3</text:p>
          </table:table-cell>
          <table:table-cell table:style-name="ce17" table:formula="of:=ROUND(100*[.O39]/[.Q39];2)" office:value-type="float" office:value="15.79" calcext:value-type="float">
            <text:p>15.79</text:p>
          </table:table-cell>
          <table:table-cell table:style-name="ce17" table:formula="of:=[.M39]+[.O39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7" table:formula="of:=ROUND(100*[.M40]/[.Q40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7" table:formula="of:=ROUND(100*[.O40]/[.Q40];2)" office:value-type="float" office:value="11.11" calcext:value-type="float">
            <text:p>11.11</text:p>
          </table:table-cell>
          <table:table-cell table:style-name="ce17" table:formula="of:=[.M40]+[.O40]" office:value-type="float" office:value="18" calcext:value-type="float">
            <text:p>1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7" table:formula="of:=ROUND(100*[.M41]/[.Q41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7" table:formula="of:=ROUND(100*[.O41]/[.Q41];2)" office:value-type="float" office:value="11.11" calcext:value-type="float">
            <text:p>11.11</text:p>
          </table:table-cell>
          <table:table-cell table:style-name="ce17" table:formula="of:=[.M41]+[.O41]" office:value-type="float" office:value="18" calcext:value-type="float">
            <text:p>18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7" table:formula="of:=ROUND(100*[.M42]/[.Q42];2)" office:value-type="float" office:value="89.47" calcext:value-type="float">
            <text:p>89.47</text:p>
          </table:table-cell>
          <table:table-cell office:value-type="float" office:value="2" calcext:value-type="float">
            <text:p>2</text:p>
          </table:table-cell>
          <table:table-cell table:style-name="ce17" table:formula="of:=ROUND(100*[.O42]/[.Q42];2)" office:value-type="float" office:value="10.53" calcext:value-type="float">
            <text:p>10.53</text:p>
          </table:table-cell>
          <table:table-cell table:style-name="ce17" table:formula="of:=[.M42]+[.O42]" office:value-type="float" office:value="19" calcext:value-type="float">
            <text:p>19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7" table:formula="of:=ROUND(100*[.M43]/[.Q43];2)"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7" table:formula="of:=ROUND(100*[.O43]/[.Q43];2)" office:value-type="float" office:value="15" calcext:value-type="float">
            <text:p>1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8" table:formula="of:=ROUND(100*[.M44]/[.Q44];2)" office:value-type="float" office:value="88.89" calcext:value-type="float">
            <text:p>88.89</text:p>
          </table:table-cell>
          <table:table-cell office:value-type="float" office:value="2" calcext:value-type="float">
            <text:p>2</text:p>
          </table:table-cell>
          <table:table-cell table:style-name="ce18" table:formula="of:=ROUND(100*[.O44]/[.Q44];2)" office:value-type="float" office:value="11.11" calcext:value-type="float">
            <text:p>11.11</text:p>
          </table:table-cell>
          <table:table-cell table:style-name="ce18" table:formula="of:=[.M44]+[.O44]" office:value-type="float" office:value="18" calcext:value-type="float">
            <text:p>1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16" table:formula="of:=ROUND(100*[.M48]/[.Q48];2)" office:value-type="float" office:value="62.26" calcext:value-type="float">
            <text:p>62.26</text:p>
          </table:table-cell>
          <table:table-cell office:value-type="float" office:value="40" calcext:value-type="float">
            <text:p>40</text:p>
          </table:table-cell>
          <table:table-cell table:style-name="ce16" table:formula="of:=ROUND(100*[.O48]/[.Q48];2)" office:value-type="float" office:value="37.74" calcext:value-type="float">
            <text:p>37.74</text:p>
          </table:table-cell>
          <table:table-cell table:style-name="ce16" table:formula="of:=[.M48]+[.O48]" office:value-type="float" office:value="106" calcext:value-type="float">
            <text:p>106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106" calcext:value-type="float">
            <text:p>0.10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49]/[.Q49];2)"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49]/[.Q49];2)" office:value-type="float" office:value="37.5" calcext:value-type="float">
            <text:p>37.5</text:p>
          </table:table-cell>
          <table:table-cell table:style-name="ce17" table:formula="of:=[.M49]+[.O49]" office:value-type="float" office:value="104" calcext:value-type="float">
            <text:p>104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17" table:formula="of:=ROUND(100*[.M50]/[.Q50];2)" office:value-type="float" office:value="61.68" calcext:value-type="float">
            <text:p>61.68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0]/[.Q50];2)" office:value-type="float" office:value="38.32" calcext:value-type="float">
            <text:p>38.32</text:p>
          </table:table-cell>
          <table:table-cell table:style-name="ce17" table:formula="of:=[.M50]+[.O50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1]/[.Q51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1]/[.Q51];2)" office:value-type="float" office:value="37.38" calcext:value-type="float">
            <text:p>37.38</text:p>
          </table:table-cell>
          <table:table-cell table:style-name="ce17" table:formula="of:=[.M51]+[.O51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2]/[.Q52];2)" office:value-type="float" office:value="63.21" calcext:value-type="float">
            <text:p>63.21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2]/[.Q52];2)" office:value-type="float" office:value="36.79" calcext:value-type="float">
            <text:p>36.79</text:p>
          </table:table-cell>
          <table:table-cell table:style-name="ce17" table:formula="of:=[.M52]+[.O52]" office:value-type="float" office:value="106" calcext:value-type="float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53]/[.Q53];2)" office:value-type="float" office:value="61.32" calcext:value-type="float">
            <text:p>61.32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3]/[.Q53];2)" office:value-type="float" office:value="38.68" calcext:value-type="float">
            <text:p>38.68</text:p>
          </table:table-cell>
          <table:table-cell table:style-name="ce17" table:formula="of:=[.M53]+[.O53]" office:value-type="float" office:value="106" calcext:value-type="float">
            <text:p>106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4]/[.Q54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4]/[.Q54];2)" office:value-type="float" office:value="37.38" calcext:value-type="float">
            <text:p>37.38</text:p>
          </table:table-cell>
          <table:table-cell table:style-name="ce17" table:formula="of:=[.M54]+[.O54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17" table:formula="of:=ROUND(100*[.M55]/[.Q55];2)" office:value-type="float" office:value="63.55" calcext:value-type="float">
            <text:p>63.5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5]/[.Q55];2)" office:value-type="float" office:value="36.45" calcext:value-type="float">
            <text:p>36.45</text:p>
          </table:table-cell>
          <table:table-cell table:style-name="ce17" table:formula="of:=[.M55]+[.O55]" office:value-type="float" office:value="107" calcext:value-type="float">
            <text:p>107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7" table:formula="of:=ROUND(100*[.M56]/[.Q56];2)" office:value-type="float" office:value="63.96" calcext:value-type="float">
            <text:p>63.96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6]/[.Q56];2)" office:value-type="float" office:value="36.04" calcext:value-type="float">
            <text:p>36.04</text:p>
          </table:table-cell>
          <table:table-cell table:style-name="ce17" table:formula="of:=[.M56]+[.O56]" office:value-type="float" office:value="111" calcext:value-type="float">
            <text:p>111</text:p>
          </table:table-cell>
          <table:table-cell table:number-columns-repeated="1007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18" table:formula="of:=ROUND(100*[.M57]/[.Q57];2)" office:value-type="float" office:value="62.96" calcext:value-type="float">
            <text:p>62.96</text:p>
          </table:table-cell>
          <table:table-cell office:value-type="float" office:value="40" calcext:value-type="float">
            <text:p>40</text:p>
          </table:table-cell>
          <table:table-cell table:style-name="ce18" table:formula="of:=ROUND(100*[.O57]/[.Q57];2)" office:value-type="float" office:value="37.04" calcext:value-type="float">
            <text:p>37.04</text:p>
          </table:table-cell>
          <table:table-cell table:style-name="ce18" table:formula="of:=[.M57]+[.O57]" office:value-type="float" office:value="108" calcext:value-type="float">
            <text:p>10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6" table:formula="of:=ROUND(100*[.M61]/[.Q61];2)" office:value-type="float" office:value="34.03" calcext:value-type="float">
            <text:p>34.03</text:p>
          </table:table-cell>
          <table:table-cell office:value-type="float" office:value="413" calcext:value-type="float">
            <text:p>413</text:p>
          </table:table-cell>
          <table:table-cell table:style-name="ce16" table:formula="of:=ROUND(100*[.O61]/[.Q61];2)" office:value-type="float" office:value="65.97" calcext:value-type="float">
            <text:p>65.97</text:p>
          </table:table-cell>
          <table:table-cell table:style-name="ce16" table:formula="of:=[.M61]+[.O61]" office:value-type="float" office:value="626" calcext:value-type="float">
            <text:p>626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626" calcext:value-type="float">
            <text:p>0.62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2]/[.Q62];2)" office:value-type="float" office:value="33.71" calcext:value-type="float">
            <text:p>33.71</text:p>
          </table:table-cell>
          <table:table-cell office:value-type="float" office:value="411" calcext:value-type="float">
            <text:p>411</text:p>
          </table:table-cell>
          <table:table-cell table:style-name="ce17" table:formula="of:=ROUND(100*[.O62]/[.Q62];2)" office:value-type="float" office:value="66.29" calcext:value-type="float">
            <text:p>66.29</text:p>
          </table:table-cell>
          <table:table-cell table:style-name="ce17" table:formula="of:=[.M62]+[.O62]" office:value-type="float" office:value="620" calcext:value-type="float">
            <text:p>62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17" table:formula="of:=ROUND(100*[.M63]/[.Q63];2)" office:value-type="float" office:value="33.44" calcext:value-type="float">
            <text:p>33.44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3]/[.Q63];2)" office:value-type="float" office:value="66.56" calcext:value-type="float">
            <text:p>66.56</text:p>
          </table:table-cell>
          <table:table-cell table:style-name="ce17" table:formula="of:=[.M63]+[.O63]" office:value-type="float" office:value="619" calcext:value-type="float">
            <text:p>619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M64]/[.Q64];2)" office:value-type="float" office:value="33.55" calcext:value-type="float">
            <text:p>33.55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4]/[.Q64];2)" office:value-type="float" office:value="66.45" calcext:value-type="float">
            <text:p>66.45</text:p>
          </table:table-cell>
          <table:table-cell table:style-name="ce17" table:formula="of:=[.M64]+[.O64]" office:value-type="float" office:value="620" calcext:value-type="float">
            <text:p>62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5]/[.Q65];2)" office:value-type="float" office:value="32.71" calcext:value-type="float">
            <text:p>32.71</text:p>
          </table:table-cell>
          <table:table-cell office:value-type="float" office:value="430" calcext:value-type="float">
            <text:p>430</text:p>
          </table:table-cell>
          <table:table-cell table:style-name="ce17" table:formula="of:=ROUND(100*[.O65]/[.Q65];2)" office:value-type="float" office:value="67.29" calcext:value-type="float">
            <text:p>67.29</text:p>
          </table:table-cell>
          <table:table-cell table:style-name="ce17" table:formula="of:=[.M65]+[.O65]" office:value-type="float" office:value="639" calcext:value-type="float">
            <text:p>639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639" calcext:value-type="float">
            <text:p>0.63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6]/[.Q66];2)" office:value-type="float" office:value="32.92" calcext:value-type="float">
            <text:p>32.92</text:p>
          </table:table-cell>
          <table:table-cell office:value-type="float" office:value="428" calcext:value-type="float">
            <text:p>428</text:p>
          </table:table-cell>
          <table:table-cell table:style-name="ce17" table:formula="of:=ROUND(100*[.O66]/[.Q66];2)" office:value-type="float" office:value="67.08" calcext:value-type="float">
            <text:p>67.08</text:p>
          </table:table-cell>
          <table:table-cell table:style-name="ce17" table:formula="of:=[.M66]+[.O66]" office:value-type="float" office:value="638" calcext:value-type="float">
            <text:p>638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638" calcext:value-type="float">
            <text:p>0.63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ce17" table:formula="of:=ROUND(100*[.M67]/[.Q67];2)" office:value-type="float" office:value="35.1" calcext:value-type="float">
            <text:p>35.1</text:p>
          </table:table-cell>
          <table:table-cell office:value-type="float" office:value="416" calcext:value-type="float">
            <text:p>416</text:p>
          </table:table-cell>
          <table:table-cell table:style-name="ce17" table:formula="of:=ROUND(100*[.O67]/[.Q67];2)" office:value-type="float" office:value="64.9" calcext:value-type="float">
            <text:p>64.9</text:p>
          </table:table-cell>
          <table:table-cell table:style-name="ce17" table:formula="of:=[.M67]+[.O67]" office:value-type="float" office:value="641" calcext:value-type="float">
            <text:p>641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641" calcext:value-type="float">
            <text:p>0.64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8]/[.Q68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7" table:formula="of:=ROUND(100*[.O68]/[.Q68];2)" office:value-type="float" office:value="66.07" calcext:value-type="float">
            <text:p>66.07</text:p>
          </table:table-cell>
          <table:table-cell table:style-name="ce17" table:formula="of:=[.M68]+[.O68]" office:value-type="float" office:value="619" calcext:value-type="float">
            <text:p>619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9]/[.Q69];2)" office:value-type="float" office:value="33.49" calcext:value-type="float">
            <text:p>33.49</text:p>
          </table:table-cell>
          <table:table-cell office:value-type="float" office:value="415" calcext:value-type="float">
            <text:p>415</text:p>
          </table:table-cell>
          <table:table-cell table:style-name="ce17" table:formula="of:=ROUND(100*[.O69]/[.Q69];2)" office:value-type="float" office:value="66.51" calcext:value-type="float">
            <text:p>66.51</text:p>
          </table:table-cell>
          <table:table-cell table:style-name="ce17" table:formula="of:=[.M69]+[.O69]" office:value-type="float" office:value="624" calcext:value-type="float">
            <text:p>624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624" calcext:value-type="float">
            <text:p>0.6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style-name="ce18" table:formula="of:=ROUND(100*[.M70]/[.Q70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8" table:formula="of:=ROUND(100*[.O70]/[.Q70];2)" office:value-type="float" office:value="66.07" calcext:value-type="float">
            <text:p>66.07</text:p>
          </table:table-cell>
          <table:table-cell table:style-name="ce18" table:formula="of:=[.M70]+[.O70]" office:value-type="float" office:value="619" calcext:value-type="float">
            <text:p>61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6" table:formula="of:=ROUND(100*[.M74]/[.Q74];2)" office:value-type="float" office:value="17.74" calcext:value-type="float">
            <text:p>17.74</text:p>
          </table:table-cell>
          <table:table-cell office:value-type="float" office:value="1683" calcext:value-type="float">
            <text:p>1683</text:p>
          </table:table-cell>
          <table:table-cell table:style-name="ce16" table:formula="of:=ROUND(100*[.O74]/[.Q74];2)" office:value-type="float" office:value="82.26" calcext:value-type="float">
            <text:p>82.26</text:p>
          </table:table-cell>
          <table:table-cell table:style-name="ce16" table:formula="of:=[.M74]+[.O74]" office:value-type="float" office:value="2046" calcext:value-type="float">
            <text:p>2046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2.046" calcext:value-type="float">
            <text:p>2.04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style-name="ce17" table:formula="of:=ROUND(100*[.M75]/[.Q75];2)" office:value-type="float" office:value="19.47" calcext:value-type="float">
            <text:p>19.47</text:p>
          </table:table-cell>
          <table:table-cell office:value-type="float" office:value="1613" calcext:value-type="float">
            <text:p>1613</text:p>
          </table:table-cell>
          <table:table-cell table:style-name="ce17" table:formula="of:=ROUND(100*[.O75]/[.Q75];2)" office:value-type="float" office:value="80.53" calcext:value-type="float">
            <text:p>80.53</text:p>
          </table:table-cell>
          <table:table-cell table:style-name="ce17" table:formula="of:=[.M75]+[.O75]" office:value-type="float" office:value="2003" calcext:value-type="float">
            <text:p>2003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2.003" calcext:value-type="float">
            <text:p>2.00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style-name="ce17" table:formula="of:=ROUND(100*[.M76]/[.Q76];2)" office:value-type="float" office:value="18.36" calcext:value-type="float">
            <text:p>18.36</text:p>
          </table:table-cell>
          <table:table-cell office:value-type="float" office:value="1628" calcext:value-type="float">
            <text:p>1628</text:p>
          </table:table-cell>
          <table:table-cell table:style-name="ce17" table:formula="of:=ROUND(100*[.O76]/[.Q76];2)" office:value-type="float" office:value="81.64" calcext:value-type="float">
            <text:p>81.64</text:p>
          </table:table-cell>
          <table:table-cell table:style-name="ce17" table:formula="of:=[.M76]+[.O76]" office:value-type="float" office:value="1994" calcext:value-type="float">
            <text:p>1994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1.994" calcext:value-type="float">
            <text:p>1.99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7" table:formula="of:=ROUND(100*[.M77]/[.Q77];2)" office:value-type="float" office:value="19.14" calcext:value-type="float">
            <text:p>19.14</text:p>
          </table:table-cell>
          <table:table-cell office:value-type="float" office:value="1618" calcext:value-type="float">
            <text:p>1618</text:p>
          </table:table-cell>
          <table:table-cell table:style-name="ce17" table:formula="of:=ROUND(100*[.O77]/[.Q77];2)" office:value-type="float" office:value="80.86" calcext:value-type="float">
            <text:p>80.86</text:p>
          </table:table-cell>
          <table:table-cell table:style-name="ce17" table:formula="of:=[.M77]+[.O77]" office:value-type="float" office:value="2001" calcext:value-type="float">
            <text:p>2001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2.001" calcext:value-type="float">
            <text:p>2.00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style-name="ce17" table:formula="of:=ROUND(100*[.M78]/[.Q78];2)" office:value-type="float" office:value="18.79" calcext:value-type="float">
            <text:p>18.79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78]/[.Q78];2)" office:value-type="float" office:value="81.21" calcext:value-type="float">
            <text:p>81.21</text:p>
          </table:table-cell>
          <table:table-cell table:style-name="ce17" table:formula="of:=[.M78]+[.O78]" office:value-type="float" office:value="2049" calcext:value-type="float">
            <text:p>2049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2.049" calcext:value-type="float">
            <text:p>2.04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M79]/[.Q79];2)" office:value-type="float" office:value="18.84" calcext:value-type="float">
            <text:p>18.84</text:p>
          </table:table-cell>
          <table:table-cell office:value-type="float" office:value="1611" calcext:value-type="float">
            <text:p>1611</text:p>
          </table:table-cell>
          <table:table-cell table:style-name="ce17" table:formula="of:=ROUND(100*[.O79]/[.Q79];2)" office:value-type="float" office:value="81.16" calcext:value-type="float">
            <text:p>81.16</text:p>
          </table:table-cell>
          <table:table-cell table:style-name="ce17" table:formula="of:=[.M79]+[.O79]" office:value-type="float" office:value="1985" calcext:value-type="float">
            <text:p>1985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1.985" calcext:value-type="float">
            <text:p>1.98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7" table:formula="of:=ROUND(100*[.M80]/[.Q80];2)" office:value-type="float" office:value="18.66" calcext:value-type="float">
            <text:p>18.66</text:p>
          </table:table-cell>
          <table:table-cell office:value-type="float" office:value="1578" calcext:value-type="float">
            <text:p>1578</text:p>
          </table:table-cell>
          <table:table-cell table:style-name="ce17" table:formula="of:=ROUND(100*[.O80]/[.Q80];2)" office:value-type="float" office:value="81.34" calcext:value-type="float">
            <text:p>81.34</text:p>
          </table:table-cell>
          <table:table-cell table:style-name="ce17" table:formula="of:=[.M80]+[.O80]" office:value-type="float" office:value="1940" calcext:value-type="float">
            <text:p>194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1.94" calcext:value-type="float">
            <text:p>1.9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7" table:formula="of:=ROUND(100*[.M81]/[.Q81];2)" office:value-type="float" office:value="18.68" calcext:value-type="float">
            <text:p>18.68</text:p>
          </table:table-cell>
          <table:table-cell office:value-type="float" office:value="1624" calcext:value-type="float">
            <text:p>1624</text:p>
          </table:table-cell>
          <table:table-cell table:style-name="ce17" table:formula="of:=ROUND(100*[.O81]/[.Q81];2)" office:value-type="float" office:value="81.32" calcext:value-type="float">
            <text:p>81.32</text:p>
          </table:table-cell>
          <table:table-cell table:style-name="ce17" table:formula="of:=[.M81]+[.O81]" office:value-type="float" office:value="1997" calcext:value-type="float">
            <text:p>1997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1.997" calcext:value-type="float">
            <text:p>1.99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style-name="ce17" table:formula="of:=ROUND(100*[.M82]/[.Q82];2)" office:value-type="float" office:value="18.15" calcext:value-type="float">
            <text:p>18.15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82]/[.Q82];2)" office:value-type="float" office:value="81.85" calcext:value-type="float">
            <text:p>81.85</text:p>
          </table:table-cell>
          <table:table-cell table:style-name="ce17" table:formula="of:=[.M82]+[.O82]" office:value-type="float" office:value="2033" calcext:value-type="float">
            <text:p>203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2.033" calcext:value-type="float">
            <text:p>2.03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table:style-name="ce18" table:formula="of:=ROUND(100*[.M83]/[.Q83];2)" office:value-type="float" office:value="18.43" calcext:value-type="float">
            <text:p>18.43</text:p>
          </table:table-cell>
          <table:table-cell office:value-type="float" office:value="1704" calcext:value-type="float">
            <text:p>1704</text:p>
          </table:table-cell>
          <table:table-cell table:style-name="ce18" table:formula="of:=ROUND(100*[.O83]/[.Q83];2)" office:value-type="float" office:value="81.57" calcext:value-type="float">
            <text:p>81.57</text:p>
          </table:table-cell>
          <table:table-cell table:style-name="ce18" table:formula="of:=[.M83]+[.O83]" office:value-type="float" office:value="2089" calcext:value-type="float">
            <text:p>2089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2.089" calcext:value-type="float">
            <text:p>2.08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908" calcext:value-type="float">
            <text:p>908</text:p>
          </table:table-cell>
          <table:table-cell table:style-name="ce16" table:formula="of:=ROUND(100*[.M87]/[.Q87];2)" office:value-type="float" office:value="11.86" calcext:value-type="float">
            <text:p>11.86</text:p>
          </table:table-cell>
          <table:table-cell table:style-name="ce8" office:value-type="float" office:value="6750" calcext:value-type="float">
            <text:p>6750</text:p>
          </table:table-cell>
          <table:table-cell table:style-name="ce16" table:formula="of:=ROUND(100*[.O87]/[.Q87];2)" office:value-type="float" office:value="88.14" calcext:value-type="float">
            <text:p>88.14</text:p>
          </table:table-cell>
          <table:table-cell table:style-name="ce11" table:formula="of:=[.M87]+[.O87]" office:value-type="float" office:value="7658" calcext:value-type="float">
            <text:p>765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7.658" calcext:value-type="float">
            <text:p>7.65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905" calcext:value-type="float">
            <text:p>905</text:p>
          </table:table-cell>
          <table:table-cell table:style-name="ce17" table:formula="of:=ROUND(100*[.M88]/[.Q88];2)" office:value-type="float" office:value="11.57" calcext:value-type="float">
            <text:p>11.57</text:p>
          </table:table-cell>
          <table:table-cell office:value-type="float" office:value="6920" calcext:value-type="float">
            <text:p>6920</text:p>
          </table:table-cell>
          <table:table-cell table:style-name="ce17" table:formula="of:=ROUND(100*[.O88]/[.Q88];2)" office:value-type="float" office:value="88.43" calcext:value-type="float">
            <text:p>88.43</text:p>
          </table:table-cell>
          <table:table-cell table:style-name="ce12" table:formula="of:=[.M88]+[.O88]" office:value-type="float" office:value="7825" calcext:value-type="float">
            <text:p>7825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7.825" calcext:value-type="float">
            <text:p>7.82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96" calcext:value-type="float">
            <text:p>896</text:p>
          </table:table-cell>
          <table:table-cell table:style-name="ce17" table:formula="of:=ROUND(100*[.M89]/[.Q89];2)" office:value-type="float" office:value="11.77" calcext:value-type="float">
            <text:p>11.77</text:p>
          </table:table-cell>
          <table:table-cell office:value-type="float" office:value="6714" calcext:value-type="float">
            <text:p>6714</text:p>
          </table:table-cell>
          <table:table-cell table:style-name="ce17" table:formula="of:=ROUND(100*[.O89]/[.Q89];2)" office:value-type="float" office:value="88.23" calcext:value-type="float">
            <text:p>88.23</text:p>
          </table:table-cell>
          <table:table-cell table:style-name="ce12" table:formula="of:=[.M89]+[.O89]" office:value-type="float" office:value="7610" calcext:value-type="float">
            <text:p>761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7.61" calcext:value-type="float">
            <text:p>7.6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935" calcext:value-type="float">
            <text:p>935</text:p>
          </table:table-cell>
          <table:table-cell table:style-name="ce17" table:formula="of:=ROUND(100*[.M90]/[.Q90];2)" office:value-type="float" office:value="11.97" calcext:value-type="float">
            <text:p>11.97</text:p>
          </table:table-cell>
          <table:table-cell office:value-type="float" office:value="6877" calcext:value-type="float">
            <text:p>6877</text:p>
          </table:table-cell>
          <table:table-cell table:style-name="ce17" table:formula="of:=ROUND(100*[.O90]/[.Q90];2)" office:value-type="float" office:value="88.03" calcext:value-type="float">
            <text:p>88.03</text:p>
          </table:table-cell>
          <table:table-cell table:style-name="ce12" table:formula="of:=[.M90]+[.O90]" office:value-type="float" office:value="7812" calcext:value-type="float">
            <text:p>7812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7.812" calcext:value-type="float">
            <text:p>7.8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994" calcext:value-type="float">
            <text:p>994</text:p>
          </table:table-cell>
          <table:table-cell table:style-name="ce17" table:formula="of:=ROUND(100*[.M91]/[.Q91];2)" office:value-type="float" office:value="12.37" calcext:value-type="float">
            <text:p>12.37</text:p>
          </table:table-cell>
          <table:table-cell office:value-type="float" office:value="7040" calcext:value-type="float">
            <text:p>7040</text:p>
          </table:table-cell>
          <table:table-cell table:style-name="ce17" table:formula="of:=ROUND(100*[.O91]/[.Q91];2)" office:value-type="float" office:value="87.63" calcext:value-type="float">
            <text:p>87.63</text:p>
          </table:table-cell>
          <table:table-cell table:style-name="ce12" table:formula="of:=[.M91]+[.O91]" office:value-type="float" office:value="8034" calcext:value-type="float">
            <text:p>8034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8.034" calcext:value-type="float">
            <text:p>8.03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68" calcext:value-type="float">
            <text:p>868</text:p>
          </table:table-cell>
          <table:table-cell table:style-name="ce17" table:formula="of:=ROUND(100*[.M92]/[.Q92];2)" office:value-type="float" office:value="11.37" calcext:value-type="float">
            <text:p>11.37</text:p>
          </table:table-cell>
          <table:table-cell office:value-type="float" office:value="6764" calcext:value-type="float">
            <text:p>6764</text:p>
          </table:table-cell>
          <table:table-cell table:style-name="ce17" table:formula="of:=ROUND(100*[.O92]/[.Q92];2)" office:value-type="float" office:value="88.63" calcext:value-type="float">
            <text:p>88.63</text:p>
          </table:table-cell>
          <table:table-cell table:style-name="ce12" table:formula="of:=[.M92]+[.O92]" office:value-type="float" office:value="7632" calcext:value-type="float">
            <text:p>7632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7.632" calcext:value-type="float">
            <text:p>7.63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76" calcext:value-type="float">
            <text:p>876</text:p>
          </table:table-cell>
          <table:table-cell table:style-name="ce17" table:formula="of:=ROUND(100*[.M93]/[.Q93];2)" office:value-type="float" office:value="11.61" calcext:value-type="float">
            <text:p>11.61</text:p>
          </table:table-cell>
          <table:table-cell office:value-type="float" office:value="6672" calcext:value-type="float">
            <text:p>6672</text:p>
          </table:table-cell>
          <table:table-cell table:style-name="ce17" table:formula="of:=ROUND(100*[.O93]/[.Q93];2)" office:value-type="float" office:value="88.39" calcext:value-type="float">
            <text:p>88.39</text:p>
          </table:table-cell>
          <table:table-cell table:style-name="ce12" table:formula="of:=[.M93]+[.O93]" office:value-type="float" office:value="7548" calcext:value-type="float">
            <text:p>7548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7.548" calcext:value-type="float">
            <text:p>7.54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54" calcext:value-type="float">
            <text:p>854</text:p>
          </table:table-cell>
          <table:table-cell table:style-name="ce17" table:formula="of:=ROUND(100*[.M94]/[.Q94];2)" office:value-type="float" office:value="11.31" calcext:value-type="float">
            <text:p>11.31</text:p>
          </table:table-cell>
          <table:table-cell office:value-type="float" office:value="6697" calcext:value-type="float">
            <text:p>6697</text:p>
          </table:table-cell>
          <table:table-cell table:style-name="ce17" table:formula="of:=ROUND(100*[.O94]/[.Q94];2)" office:value-type="float" office:value="88.69" calcext:value-type="float">
            <text:p>88.69</text:p>
          </table:table-cell>
          <table:table-cell table:style-name="ce12" table:formula="of:=[.M94]+[.O94]" office:value-type="float" office:value="7551" calcext:value-type="float">
            <text:p>755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7.551" calcext:value-type="float">
            <text:p>7.55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99" calcext:value-type="float">
            <text:p>899</text:p>
          </table:table-cell>
          <table:table-cell table:style-name="ce17" table:formula="of:=ROUND(100*[.M95]/[.Q95];2)" office:value-type="float" office:value="11.75" calcext:value-type="float">
            <text:p>11.75</text:p>
          </table:table-cell>
          <table:table-cell office:value-type="float" office:value="6755" calcext:value-type="float">
            <text:p>6755</text:p>
          </table:table-cell>
          <table:table-cell table:style-name="ce17" table:formula="of:=ROUND(100*[.O95]/[.Q95];2)" office:value-type="float" office:value="88.25" calcext:value-type="float">
            <text:p>88.25</text:p>
          </table:table-cell>
          <table:table-cell table:style-name="ce12" table:formula="of:=[.M95]+[.O95]" office:value-type="float" office:value="7654" calcext:value-type="float">
            <text:p>7654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7.654" calcext:value-type="float">
            <text:p>7.65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77" calcext:value-type="float">
            <text:p>877</text:p>
          </table:table-cell>
          <table:table-cell table:style-name="ce18" table:formula="of:=ROUND(100*[.M96]/[.Q96];2)" office:value-type="float" office:value="11.25" calcext:value-type="float">
            <text:p>11.25</text:p>
          </table:table-cell>
          <table:table-cell table:style-name="ce10" office:value-type="float" office:value="6919" calcext:value-type="float">
            <text:p>6919</text:p>
          </table:table-cell>
          <table:table-cell table:style-name="ce18" table:formula="of:=ROUND(100*[.O96]/[.Q96];2)" office:value-type="float" office:value="88.75" calcext:value-type="float">
            <text:p>88.75</text:p>
          </table:table-cell>
          <table:table-cell table:style-name="ce13" table:formula="of:=[.M96]+[.O96]" office:value-type="float" office:value="7796" calcext:value-type="float">
            <text:p>7796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7.796" calcext:value-type="float">
            <text:p>7.79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49" calcext:value-type="float">
            <text:p>1649</text:p>
          </table:table-cell>
          <table:table-cell table:style-name="ce16" table:formula="of:=ROUND(100*[.M100]/[.Q100];2)" office:value-type="float" office:value="8.56" calcext:value-type="float">
            <text:p>8.56</text:p>
          </table:table-cell>
          <table:table-cell table:style-name="ce8" office:value-type="float" office:value="17608" calcext:value-type="float">
            <text:p>17608</text:p>
          </table:table-cell>
          <table:table-cell table:style-name="ce16" table:formula="of:=ROUND(100*[.O100]/[.Q100];2)" office:value-type="float" office:value="91.44" calcext:value-type="float">
            <text:p>91.44</text:p>
          </table:table-cell>
          <table:table-cell table:style-name="ce11" table:formula="of:=[.M100]+[.O100]" office:value-type="float" office:value="19257" calcext:value-type="float">
            <text:p>19257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9.257" calcext:value-type="float">
            <text:p>19.25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575" calcext:value-type="float">
            <text:p>1575</text:p>
          </table:table-cell>
          <table:table-cell table:style-name="ce17" table:formula="of:=ROUND(100*[.M101]/[.Q101];2)" office:value-type="float" office:value="6.88" calcext:value-type="float">
            <text:p>6.88</text:p>
          </table:table-cell>
          <table:table-cell office:value-type="float" office:value="21305" calcext:value-type="float">
            <text:p>21305</text:p>
          </table:table-cell>
          <table:table-cell table:style-name="ce17" table:formula="of:=ROUND(100*[.O101]/[.Q101];2)" office:value-type="float" office:value="93.12" calcext:value-type="float">
            <text:p>93.12</text:p>
          </table:table-cell>
          <table:table-cell table:style-name="ce12" table:formula="of:=[.M101]+[.O101]" office:value-type="float" office:value="22880" calcext:value-type="float">
            <text:p>2288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2.88" calcext:value-type="float">
            <text:p>22.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898" calcext:value-type="float">
            <text:p>1898</text:p>
          </table:table-cell>
          <table:table-cell table:style-name="ce17" table:formula="of:=ROUND(100*[.M102]/[.Q102];2)" office:value-type="float" office:value="9.19" calcext:value-type="float">
            <text:p>9.19</text:p>
          </table:table-cell>
          <table:table-cell office:value-type="float" office:value="18766" calcext:value-type="float">
            <text:p>18766</text:p>
          </table:table-cell>
          <table:table-cell table:style-name="ce17" table:formula="of:=ROUND(100*[.O102]/[.Q102];2)" office:value-type="float" office:value="90.81" calcext:value-type="float">
            <text:p>90.81</text:p>
          </table:table-cell>
          <table:table-cell table:style-name="ce12" table:formula="of:=[.M102]+[.O102]" office:value-type="float" office:value="20664" calcext:value-type="float">
            <text:p>20664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0.664" calcext:value-type="float">
            <text:p>20.66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725" calcext:value-type="float">
            <text:p>1725</text:p>
          </table:table-cell>
          <table:table-cell table:style-name="ce17" table:formula="of:=ROUND(100*[.M103]/[.Q103];2)" office:value-type="float" office:value="7.66" calcext:value-type="float">
            <text:p>7.66</text:p>
          </table:table-cell>
          <table:table-cell office:value-type="float" office:value="20803" calcext:value-type="float">
            <text:p>20803</text:p>
          </table:table-cell>
          <table:table-cell table:style-name="ce17" table:formula="of:=ROUND(100*[.O103]/[.Q103];2)" office:value-type="float" office:value="92.34" calcext:value-type="float">
            <text:p>92.34</text:p>
          </table:table-cell>
          <table:table-cell table:style-name="ce12" table:formula="of:=[.M103]+[.O103]" office:value-type="float" office:value="22528" calcext:value-type="float">
            <text:p>2252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2.528" calcext:value-type="float">
            <text:p>22.5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22" calcext:value-type="float">
            <text:p>1622</text:p>
          </table:table-cell>
          <table:table-cell table:style-name="ce17" table:formula="of:=ROUND(100*[.M104]/[.Q104];2)" office:value-type="float" office:value="8.1" calcext:value-type="float">
            <text:p>8.1</text:p>
          </table:table-cell>
          <table:table-cell office:value-type="float" office:value="18396" calcext:value-type="float">
            <text:p>18396</text:p>
          </table:table-cell>
          <table:table-cell table:style-name="ce17" table:formula="of:=ROUND(100*[.O104]/[.Q104];2)" office:value-type="float" office:value="91.9" calcext:value-type="float">
            <text:p>91.9</text:p>
          </table:table-cell>
          <table:table-cell table:style-name="ce12" table:formula="of:=[.M104]+[.O104]" office:value-type="float" office:value="20018" calcext:value-type="float">
            <text:p>2001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0.018" calcext:value-type="float">
            <text:p>20.0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808" calcext:value-type="float">
            <text:p>1808</text:p>
          </table:table-cell>
          <table:table-cell table:style-name="ce17" table:formula="of:=ROUND(100*[.M105]/[.Q105];2)" office:value-type="float" office:value="8.36" calcext:value-type="float">
            <text:p>8.36</text:p>
          </table:table-cell>
          <table:table-cell office:value-type="float" office:value="19820" calcext:value-type="float">
            <text:p>19820</text:p>
          </table:table-cell>
          <table:table-cell table:style-name="ce17" table:formula="of:=ROUND(100*[.O105]/[.Q105];2)" office:value-type="float" office:value="91.64" calcext:value-type="float">
            <text:p>91.64</text:p>
          </table:table-cell>
          <table:table-cell table:style-name="ce12" table:formula="of:=[.M105]+[.O105]" office:value-type="float" office:value="21628" calcext:value-type="float">
            <text:p>21628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1.628" calcext:value-type="float">
            <text:p>21.62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562" calcext:value-type="float">
            <text:p>1562</text:p>
          </table:table-cell>
          <table:table-cell table:style-name="ce17" table:formula="of:=ROUND(100*[.M106]/[.Q106];2)" office:value-type="float" office:value="7.91" calcext:value-type="float">
            <text:p>7.91</text:p>
          </table:table-cell>
          <table:table-cell office:value-type="float" office:value="18195" calcext:value-type="float">
            <text:p>18195</text:p>
          </table:table-cell>
          <table:table-cell table:style-name="ce17" table:formula="of:=ROUND(100*[.O106]/[.Q106];2)" office:value-type="float" office:value="92.09" calcext:value-type="float">
            <text:p>92.09</text:p>
          </table:table-cell>
          <table:table-cell table:style-name="ce12" table:formula="of:=[.M106]+[.O106]" office:value-type="float" office:value="19757" calcext:value-type="float">
            <text:p>19757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9.757" calcext:value-type="float">
            <text:p>19.75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37" calcext:value-type="float">
            <text:p>1737</text:p>
          </table:table-cell>
          <table:table-cell table:style-name="ce17" table:formula="of:=ROUND(100*[.M107]/[.Q107];2)" office:value-type="float" office:value="7.55" calcext:value-type="float">
            <text:p>7.55</text:p>
          </table:table-cell>
          <table:table-cell office:value-type="float" office:value="21282" calcext:value-type="float">
            <text:p>21282</text:p>
          </table:table-cell>
          <table:table-cell table:style-name="ce17" table:formula="of:=ROUND(100*[.O107]/[.Q107];2)" office:value-type="float" office:value="92.45" calcext:value-type="float">
            <text:p>92.45</text:p>
          </table:table-cell>
          <table:table-cell table:style-name="ce12" table:formula="of:=[.M107]+[.O107]" office:value-type="float" office:value="23019" calcext:value-type="float">
            <text:p>23019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3.019" calcext:value-type="float">
            <text:p>23.0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14" calcext:value-type="float">
            <text:p>1614</text:p>
          </table:table-cell>
          <table:table-cell table:style-name="ce17" table:formula="of:=ROUND(100*[.M108]/[.Q108];2)" office:value-type="float" office:value="7.12" calcext:value-type="float">
            <text:p>7.12</text:p>
          </table:table-cell>
          <table:table-cell office:value-type="float" office:value="21061" calcext:value-type="float">
            <text:p>21061</text:p>
          </table:table-cell>
          <table:table-cell table:style-name="ce17" table:formula="of:=ROUND(100*[.O108]/[.Q108];2)" office:value-type="float" office:value="92.88" calcext:value-type="float">
            <text:p>92.88</text:p>
          </table:table-cell>
          <table:table-cell table:style-name="ce12" table:formula="of:=[.M108]+[.O108]" office:value-type="float" office:value="22675" calcext:value-type="float">
            <text:p>22675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2.675" calcext:value-type="float">
            <text:p>22.67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928" calcext:value-type="float">
            <text:p>1928</text:p>
          </table:table-cell>
          <table:table-cell table:style-name="ce18" table:formula="of:=ROUND(100*[.M109]/[.Q109];2)" office:value-type="float" office:value="7.45" calcext:value-type="float">
            <text:p>7.45</text:p>
          </table:table-cell>
          <table:table-cell table:style-name="ce10" office:value-type="float" office:value="23938" calcext:value-type="float">
            <text:p>23938</text:p>
          </table:table-cell>
          <table:table-cell table:style-name="ce18" table:formula="of:=ROUND(100*[.O109]/[.Q109];2)" office:value-type="float" office:value="92.55" calcext:value-type="float">
            <text:p>92.55</text:p>
          </table:table-cell>
          <table:table-cell table:style-name="ce13" table:formula="of:=[.M109]+[.O109]" office:value-type="float" office:value="25866" calcext:value-type="float">
            <text:p>25866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5.866" calcext:value-type="float">
            <text:p>25.86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660" calcext:value-type="float">
            <text:p>2660</text:p>
          </table:table-cell>
          <table:table-cell table:style-name="ce16" table:formula="of:=ROUND(100*[.M113]/[.Q113];2)" office:value-type="float" office:value="6.16" calcext:value-type="float">
            <text:p>6.16</text:p>
          </table:table-cell>
          <table:table-cell table:style-name="ce8" office:value-type="float" office:value="40489" calcext:value-type="float">
            <text:p>40489</text:p>
          </table:table-cell>
          <table:table-cell table:style-name="ce16" table:formula="of:=ROUND(100*[.O113]/[.Q113];2)" office:value-type="float" office:value="93.84" calcext:value-type="float">
            <text:p>93.84</text:p>
          </table:table-cell>
          <table:table-cell table:style-name="ce11" table:formula="of:=[.M113]+[.O113]" office:value-type="float" office:value="43149" calcext:value-type="float">
            <text:p>43149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3.149" calcext:value-type="float">
            <text:p>43.14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704" calcext:value-type="float">
            <text:p>2704</text:p>
          </table:table-cell>
          <table:table-cell table:style-name="ce17" table:formula="of:=ROUND(100*[.M114]/[.Q114];2)" office:value-type="float" office:value="7.17" calcext:value-type="float">
            <text:p>7.17</text:p>
          </table:table-cell>
          <table:table-cell office:value-type="float" office:value="34997" calcext:value-type="float">
            <text:p>34997</text:p>
          </table:table-cell>
          <table:table-cell table:style-name="ce17" table:formula="of:=ROUND(100*[.O114]/[.Q114];2)" office:value-type="float" office:value="92.83" calcext:value-type="float">
            <text:p>92.83</text:p>
          </table:table-cell>
          <table:table-cell table:style-name="ce12" table:formula="of:=[.M114]+[.O114]" office:value-type="float" office:value="37701" calcext:value-type="float">
            <text:p>3770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37.701" calcext:value-type="float">
            <text:p>37.70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17" table:formula="of:=ROUND(100*[.M115]/[.Q115];2)" office:value-type="float" office:value="8.56" calcext:value-type="float">
            <text:p>8.56</text:p>
          </table:table-cell>
          <table:table-cell office:value-type="float" office:value="34239" calcext:value-type="float">
            <text:p>34239</text:p>
          </table:table-cell>
          <table:table-cell table:style-name="ce17" table:formula="of:=ROUND(100*[.O115]/[.Q115];2)" office:value-type="float" office:value="91.44" calcext:value-type="float">
            <text:p>91.44</text:p>
          </table:table-cell>
          <table:table-cell table:style-name="ce12" table:formula="of:=[.M115]+[.O115]" office:value-type="float" office:value="37443" calcext:value-type="float">
            <text:p>37443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37.443" calcext:value-type="float">
            <text:p>37.44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769" calcext:value-type="float">
            <text:p>2769</text:p>
          </table:table-cell>
          <table:table-cell table:style-name="ce17" table:formula="of:=ROUND(100*[.M116]/[.Q116];2)" office:value-type="float" office:value="6.68" calcext:value-type="float">
            <text:p>6.68</text:p>
          </table:table-cell>
          <table:table-cell office:value-type="float" office:value="38653" calcext:value-type="float">
            <text:p>38653</text:p>
          </table:table-cell>
          <table:table-cell table:style-name="ce17" table:formula="of:=ROUND(100*[.O116]/[.Q116];2)" office:value-type="float" office:value="93.32" calcext:value-type="float">
            <text:p>93.32</text:p>
          </table:table-cell>
          <table:table-cell table:style-name="ce12" table:formula="of:=[.M116]+[.O116]" office:value-type="float" office:value="41422" calcext:value-type="float">
            <text:p>4142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1.422" calcext:value-type="float">
            <text:p>41.42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885" calcext:value-type="float">
            <text:p>2885</text:p>
          </table:table-cell>
          <table:table-cell table:style-name="ce17" table:formula="of:=ROUND(100*[.M117]/[.Q117];2)" office:value-type="float" office:value="7.3" calcext:value-type="float">
            <text:p>7.3</text:p>
          </table:table-cell>
          <table:table-cell office:value-type="float" office:value="36634" calcext:value-type="float">
            <text:p>36634</text:p>
          </table:table-cell>
          <table:table-cell table:style-name="ce17" table:formula="of:=ROUND(100*[.O117]/[.Q117];2)" office:value-type="float" office:value="92.7" calcext:value-type="float">
            <text:p>92.7</text:p>
          </table:table-cell>
          <table:table-cell table:style-name="ce12" table:formula="of:=[.M117]+[.O117]" office:value-type="float" office:value="39519" calcext:value-type="float">
            <text:p>39519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39.519" calcext:value-type="float">
            <text:p>39.5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580" calcext:value-type="float">
            <text:p>2580</text:p>
          </table:table-cell>
          <table:table-cell table:style-name="ce17" table:formula="of:=ROUND(100*[.M118]/[.Q118];2)" office:value-type="float" office:value="6.84" calcext:value-type="float">
            <text:p>6.84</text:p>
          </table:table-cell>
          <table:table-cell office:value-type="float" office:value="35127" calcext:value-type="float">
            <text:p>35127</text:p>
          </table:table-cell>
          <table:table-cell table:style-name="ce17" table:formula="of:=ROUND(100*[.O118]/[.Q118];2)" office:value-type="float" office:value="93.16" calcext:value-type="float">
            <text:p>93.16</text:p>
          </table:table-cell>
          <table:table-cell table:style-name="ce12" table:formula="of:=[.M118]+[.O118]" office:value-type="float" office:value="37707" calcext:value-type="float">
            <text:p>37707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37.707" calcext:value-type="float">
            <text:p>37.70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843" calcext:value-type="float">
            <text:p>2843</text:p>
          </table:table-cell>
          <table:table-cell table:style-name="ce17" table:formula="of:=ROUND(100*[.M119]/[.Q119];2)" office:value-type="float" office:value="6.16" calcext:value-type="float">
            <text:p>6.16</text:p>
          </table:table-cell>
          <table:table-cell office:value-type="float" office:value="43286" calcext:value-type="float">
            <text:p>43286</text:p>
          </table:table-cell>
          <table:table-cell table:style-name="ce17" table:formula="of:=ROUND(100*[.O119]/[.Q119];2)" office:value-type="float" office:value="93.84" calcext:value-type="float">
            <text:p>93.84</text:p>
          </table:table-cell>
          <table:table-cell table:style-name="ce12" table:formula="of:=[.M119]+[.O119]" office:value-type="float" office:value="46129" calcext:value-type="float">
            <text:p>46129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6.129" calcext:value-type="float">
            <text:p>46.12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84" calcext:value-type="float">
            <text:p>3284</text:p>
          </table:table-cell>
          <table:table-cell table:style-name="ce17" table:formula="of:=ROUND(100*[.M120]/[.Q120];2)" office:value-type="float" office:value="8.76" calcext:value-type="float">
            <text:p>8.76</text:p>
          </table:table-cell>
          <table:table-cell office:value-type="float" office:value="34204" calcext:value-type="float">
            <text:p>34204</text:p>
          </table:table-cell>
          <table:table-cell table:style-name="ce17" table:formula="of:=ROUND(100*[.O120]/[.Q120];2)" office:value-type="float" office:value="91.24" calcext:value-type="float">
            <text:p>91.24</text:p>
          </table:table-cell>
          <table:table-cell table:style-name="ce12" table:formula="of:=[.M120]+[.O120]" office:value-type="float" office:value="37488" calcext:value-type="float">
            <text:p>37488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37.488" calcext:value-type="float">
            <text:p>37.4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813" calcext:value-type="float">
            <text:p>2813</text:p>
          </table:table-cell>
          <table:table-cell table:style-name="ce17" table:formula="of:=ROUND(100*[.M121]/[.Q121];2)" office:value-type="float" office:value="7.68" calcext:value-type="float">
            <text:p>7.68</text:p>
          </table:table-cell>
          <table:table-cell office:value-type="float" office:value="33835" calcext:value-type="float">
            <text:p>33835</text:p>
          </table:table-cell>
          <table:table-cell table:style-name="ce17" table:formula="of:=ROUND(100*[.O121]/[.Q121];2)" office:value-type="float" office:value="92.32" calcext:value-type="float">
            <text:p>92.32</text:p>
          </table:table-cell>
          <table:table-cell table:style-name="ce12" table:formula="of:=[.M121]+[.O121]" office:value-type="float" office:value="36648" calcext:value-type="float">
            <text:p>36648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6.648" calcext:value-type="float">
            <text:p>36.64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527" calcext:value-type="float">
            <text:p>2527</text:p>
          </table:table-cell>
          <table:table-cell table:style-name="ce18" table:formula="of:=ROUND(100*[.M122]/[.Q122];2)" office:value-type="float" office:value="7.24" calcext:value-type="float">
            <text:p>7.24</text:p>
          </table:table-cell>
          <table:table-cell table:style-name="ce10" office:value-type="float" office:value="32363" calcext:value-type="float">
            <text:p>32363</text:p>
          </table:table-cell>
          <table:table-cell table:style-name="ce18" table:formula="of:=ROUND(100*[.O122]/[.Q122];2)" office:value-type="float" office:value="92.76" calcext:value-type="float">
            <text:p>92.76</text:p>
          </table:table-cell>
          <table:table-cell table:style-name="ce13" table:formula="of:=[.M122]+[.O122]" office:value-type="float" office:value="34890" calcext:value-type="float">
            <text:p>3489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34.89" calcext:value-type="float">
            <text:p>34.89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4135" calcext:value-type="float">
            <text:p>4135</text:p>
          </table:table-cell>
          <table:table-cell table:style-name="ce16" table:formula="of:=ROUND(100*[.M126]/[.Q126];2)" office:value-type="float" office:value="5.33" calcext:value-type="float">
            <text:p>5.33</text:p>
          </table:table-cell>
          <table:table-cell table:style-name="ce8" office:value-type="float" office:value="73381" calcext:value-type="float">
            <text:p>73381</text:p>
          </table:table-cell>
          <table:table-cell table:style-name="ce16" table:formula="of:=ROUND(100*[.O126]/[.Q126];2)" office:value-type="float" office:value="94.67" calcext:value-type="float">
            <text:p>94.67</text:p>
          </table:table-cell>
          <table:table-cell table:style-name="ce16" table:formula="of:=[.M126]+[.O126]" office:value-type="float" office:value="77516" calcext:value-type="float">
            <text:p>77516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1" calcext:value-type="float">
            <text:p>1</text:p>
          </table:table-cell>
          <table:table-cell table:formula="of:=MOD([.Q126]/1000;60)" office:value-type="float" office:value="17.516" calcext:value-type="float">
            <text:p>17.51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895" calcext:value-type="float">
            <text:p>3895</text:p>
          </table:table-cell>
          <table:table-cell table:style-name="ce17" table:formula="of:=ROUND(100*[.M127]/[.Q127];2)" office:value-type="float" office:value="5.1" calcext:value-type="float">
            <text:p>5.1</text:p>
          </table:table-cell>
          <table:table-cell office:value-type="float" office:value="72415" calcext:value-type="float">
            <text:p>72415</text:p>
          </table:table-cell>
          <table:table-cell table:style-name="ce17" table:formula="of:=ROUND(100*[.O127]/[.Q127];2)" office:value-type="float" office:value="94.9" calcext:value-type="float">
            <text:p>94.9</text:p>
          </table:table-cell>
          <table:table-cell table:style-name="ce17" table:formula="of:=[.M127]+[.O127]" office:value-type="float" office:value="76310" calcext:value-type="float">
            <text:p>7631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1" calcext:value-type="float">
            <text:p>1</text:p>
          </table:table-cell>
          <table:table-cell table:formula="of:=MOD([.Q127]/1000;60)" office:value-type="float" office:value="16.31" calcext:value-type="float">
            <text:p>16.3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961" calcext:value-type="float">
            <text:p>3961</text:p>
          </table:table-cell>
          <table:table-cell table:style-name="ce17" table:formula="of:=ROUND(100*[.M128]/[.Q128];2)" office:value-type="float" office:value="5.82" calcext:value-type="float">
            <text:p>5.82</text:p>
          </table:table-cell>
          <table:table-cell office:value-type="float" office:value="64125" calcext:value-type="float">
            <text:p>64125</text:p>
          </table:table-cell>
          <table:table-cell table:style-name="ce17" table:formula="of:=ROUND(100*[.O128]/[.Q128];2)" office:value-type="float" office:value="94.18" calcext:value-type="float">
            <text:p>94.18</text:p>
          </table:table-cell>
          <table:table-cell table:style-name="ce17" table:formula="of:=[.M128]+[.O128]" office:value-type="float" office:value="68086" calcext:value-type="float">
            <text:p>68086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1" calcext:value-type="float">
            <text:p>1</text:p>
          </table:table-cell>
          <table:table-cell table:formula="of:=MOD([.Q128]/1000;60)" office:value-type="float" office:value="8.086" calcext:value-type="float">
            <text:p>8.08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821" calcext:value-type="float">
            <text:p>3821</text:p>
          </table:table-cell>
          <table:table-cell table:style-name="ce17" table:formula="of:=ROUND(100*[.M129]/[.Q129];2)" office:value-type="float" office:value="5.74" calcext:value-type="float">
            <text:p>5.74</text:p>
          </table:table-cell>
          <table:table-cell office:value-type="float" office:value="62691" calcext:value-type="float">
            <text:p>62691</text:p>
          </table:table-cell>
          <table:table-cell table:style-name="ce17" table:formula="of:=ROUND(100*[.O129]/[.Q129];2)" office:value-type="float" office:value="94.26" calcext:value-type="float">
            <text:p>94.26</text:p>
          </table:table-cell>
          <table:table-cell table:style-name="ce17" table:formula="of:=[.M129]+[.O129]" office:value-type="float" office:value="66512" calcext:value-type="float">
            <text:p>66512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1" calcext:value-type="float">
            <text:p>1</text:p>
          </table:table-cell>
          <table:table-cell table:formula="of:=MOD([.Q129]/1000;60)" office:value-type="float" office:value="6.512" calcext:value-type="float">
            <text:p>6.5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771" calcext:value-type="float">
            <text:p>3771</text:p>
          </table:table-cell>
          <table:table-cell table:style-name="ce17" table:formula="of:=ROUND(100*[.M130]/[.Q130];2)" office:value-type="float" office:value="5.92" calcext:value-type="float">
            <text:p>5.92</text:p>
          </table:table-cell>
          <table:table-cell office:value-type="float" office:value="59884" calcext:value-type="float">
            <text:p>59884</text:p>
          </table:table-cell>
          <table:table-cell table:style-name="ce17" table:formula="of:=ROUND(100*[.O130]/[.Q130];2)" office:value-type="float" office:value="94.08" calcext:value-type="float">
            <text:p>94.08</text:p>
          </table:table-cell>
          <table:table-cell table:style-name="ce17" table:formula="of:=[.M130]+[.O130]" office:value-type="float" office:value="63655" calcext:value-type="float">
            <text:p>6365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1" calcext:value-type="float">
            <text:p>1</text:p>
          </table:table-cell>
          <table:table-cell table:formula="of:=MOD([.Q130]/1000;60)" office:value-type="float" office:value="3.655" calcext:value-type="float">
            <text:p>3.65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793" calcext:value-type="float">
            <text:p>3793</text:p>
          </table:table-cell>
          <table:table-cell table:style-name="ce17" table:formula="of:=ROUND(100*[.M131]/[.Q131];2)" office:value-type="float" office:value="5.64" calcext:value-type="float">
            <text:p>5.64</text:p>
          </table:table-cell>
          <table:table-cell office:value-type="float" office:value="63425" calcext:value-type="float">
            <text:p>63425</text:p>
          </table:table-cell>
          <table:table-cell table:style-name="ce17" table:formula="of:=ROUND(100*[.O131]/[.Q131];2)" office:value-type="float" office:value="94.36" calcext:value-type="float">
            <text:p>94.36</text:p>
          </table:table-cell>
          <table:table-cell table:style-name="ce17" table:formula="of:=[.M131]+[.O131]" office:value-type="float" office:value="67218" calcext:value-type="float">
            <text:p>67218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1" calcext:value-type="float">
            <text:p>1</text:p>
          </table:table-cell>
          <table:table-cell table:formula="of:=MOD([.Q131]/1000;60)" office:value-type="float" office:value="7.218" calcext:value-type="float">
            <text:p>7.21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812" calcext:value-type="float">
            <text:p>3812</text:p>
          </table:table-cell>
          <table:table-cell table:style-name="ce17" table:formula="of:=ROUND(100*[.M132]/[.Q132];2)" office:value-type="float" office:value="5.96" calcext:value-type="float">
            <text:p>5.96</text:p>
          </table:table-cell>
          <table:table-cell office:value-type="float" office:value="60117" calcext:value-type="float">
            <text:p>60117</text:p>
          </table:table-cell>
          <table:table-cell table:style-name="ce17" table:formula="of:=ROUND(100*[.O132]/[.Q132];2)" office:value-type="float" office:value="94.04" calcext:value-type="float">
            <text:p>94.04</text:p>
          </table:table-cell>
          <table:table-cell table:style-name="ce17" table:formula="of:=[.M132]+[.O132]" office:value-type="float" office:value="63929" calcext:value-type="float">
            <text:p>63929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1" calcext:value-type="float">
            <text:p>1</text:p>
          </table:table-cell>
          <table:table-cell table:formula="of:=MOD([.Q132]/1000;60)" office:value-type="float" office:value="3.929" calcext:value-type="float">
            <text:p>3.92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215" calcext:value-type="float">
            <text:p>4215</text:p>
          </table:table-cell>
          <table:table-cell table:style-name="ce17" table:formula="of:=ROUND(100*[.M133]/[.Q133];2)" office:value-type="float" office:value="6.36" calcext:value-type="float">
            <text:p>6.36</text:p>
          </table:table-cell>
          <table:table-cell office:value-type="float" office:value="62104" calcext:value-type="float">
            <text:p>62104</text:p>
          </table:table-cell>
          <table:table-cell table:style-name="ce17" table:formula="of:=ROUND(100*[.O133]/[.Q133];2)" office:value-type="float" office:value="93.64" calcext:value-type="float">
            <text:p>93.64</text:p>
          </table:table-cell>
          <table:table-cell table:style-name="ce17" table:formula="of:=[.M133]+[.O133]" office:value-type="float" office:value="66319" calcext:value-type="float">
            <text:p>66319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1" calcext:value-type="float">
            <text:p>1</text:p>
          </table:table-cell>
          <table:table-cell table:formula="of:=MOD([.Q133]/1000;60)" office:value-type="float" office:value="6.319" calcext:value-type="float">
            <text:p>6.319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711" calcext:value-type="float">
            <text:p>3711</text:p>
          </table:table-cell>
          <table:table-cell table:style-name="ce17" table:formula="of:=ROUND(100*[.M134]/[.Q134];2)" office:value-type="float" office:value="5.77" calcext:value-type="float">
            <text:p>5.77</text:p>
          </table:table-cell>
          <table:table-cell office:value-type="float" office:value="60563" calcext:value-type="float">
            <text:p>60563</text:p>
          </table:table-cell>
          <table:table-cell table:style-name="ce17" table:formula="of:=ROUND(100*[.O134]/[.Q134];2)" office:value-type="float" office:value="94.23" calcext:value-type="float">
            <text:p>94.23</text:p>
          </table:table-cell>
          <table:table-cell table:style-name="ce17" table:formula="of:=[.M134]+[.O134]" office:value-type="float" office:value="64274" calcext:value-type="float">
            <text:p>6427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1" calcext:value-type="float">
            <text:p>1</text:p>
          </table:table-cell>
          <table:table-cell table:formula="of:=MOD([.Q134]/1000;60)" office:value-type="float" office:value="4.274" calcext:value-type="float">
            <text:p>4.27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788" calcext:value-type="float">
            <text:p>3788</text:p>
          </table:table-cell>
          <table:table-cell table:style-name="ce18" table:formula="of:=ROUND(100*[.M135]/[.Q135];2)" office:value-type="float" office:value="6.04" calcext:value-type="float">
            <text:p>6.04</text:p>
          </table:table-cell>
          <table:table-cell table:style-name="ce10" office:value-type="float" office:value="58972" calcext:value-type="float">
            <text:p>58972</text:p>
          </table:table-cell>
          <table:table-cell table:style-name="ce18" table:formula="of:=ROUND(100*[.O135]/[.Q135];2)" office:value-type="float" office:value="93.96" calcext:value-type="float">
            <text:p>93.96</text:p>
          </table:table-cell>
          <table:table-cell table:style-name="ce18" table:formula="of:=[.M135]+[.O135]" office:value-type="float" office:value="62760" calcext:value-type="float">
            <text:p>6276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1" calcext:value-type="float">
            <text:p>1</text:p>
          </table:table-cell>
          <table:table-cell table:formula="of:=MOD([.Q135]/1000;60)" office:value-type="float" office:value="2.76" calcext:value-type="float">
            <text:p>2.76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4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076" calcext:value-type="float">
            <text:p>14076</text:p>
          </table:table-cell>
          <table:table-cell table:style-name="ce16" table:formula="of:=ROUND(100*[.M139]/[.Q139];2)" office:value-type="float" office:value="3.46" calcext:value-type="float">
            <text:p>3.46</text:p>
          </table:table-cell>
          <table:table-cell table:style-name="ce8" office:value-type="float" office:value="392316" calcext:value-type="float">
            <text:p>392316</text:p>
          </table:table-cell>
          <table:table-cell table:style-name="ce16" table:formula="of:=ROUND(100*[.O139]/[.Q139];2)" office:value-type="float" office:value="96.54" calcext:value-type="float">
            <text:p>96.54</text:p>
          </table:table-cell>
          <table:table-cell table:style-name="ce16" table:formula="of:=[.M139]+[.O139]" office:value-type="float" office:value="406392" calcext:value-type="float">
            <text:p>40639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7" calcext:value-type="float">
            <text:p>7</text:p>
          </table:table-cell>
          <table:table-cell table:formula="of:=MOD([.Q139]/1000;60)" office:value-type="float" office:value="46.392" calcext:value-type="float">
            <text:p>46.39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794" calcext:value-type="float">
            <text:p>13794</text:p>
          </table:table-cell>
          <table:table-cell table:style-name="ce17" table:formula="of:=ROUND(100*[.M140]/[.Q140];2)" office:value-type="float" office:value="3.68" calcext:value-type="float">
            <text:p>3.68</text:p>
          </table:table-cell>
          <table:table-cell office:value-type="float" office:value="360680" calcext:value-type="float">
            <text:p>360680</text:p>
          </table:table-cell>
          <table:table-cell table:style-name="ce17" table:formula="of:=ROUND(100*[.O140]/[.Q140];2)" office:value-type="float" office:value="96.32" calcext:value-type="float">
            <text:p>96.32</text:p>
          </table:table-cell>
          <table:table-cell table:style-name="ce17" table:formula="of:=[.M140]+[.O140]" office:value-type="float" office:value="374474" calcext:value-type="float">
            <text:p>37447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6" calcext:value-type="float">
            <text:p>6</text:p>
          </table:table-cell>
          <table:table-cell table:formula="of:=MOD([.Q140]/1000;60)" office:value-type="float" office:value="14.474" calcext:value-type="float">
            <text:p>14.47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583" calcext:value-type="float">
            <text:p>13583</text:p>
          </table:table-cell>
          <table:table-cell table:style-name="ce17" table:formula="of:=ROUND(100*[.M141]/[.Q141];2)" office:value-type="float" office:value="3.8" calcext:value-type="float">
            <text:p>3.8</text:p>
          </table:table-cell>
          <table:table-cell office:value-type="float" office:value="343849" calcext:value-type="float">
            <text:p>343849</text:p>
          </table:table-cell>
          <table:table-cell table:style-name="ce17" table:formula="of:=ROUND(100*[.O141]/[.Q141];2)" office:value-type="float" office:value="96.2" calcext:value-type="float">
            <text:p>96.2</text:p>
          </table:table-cell>
          <table:table-cell table:style-name="ce17" table:formula="of:=[.M141]+[.O141]" office:value-type="float" office:value="357432" calcext:value-type="float">
            <text:p>357432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6" calcext:value-type="float">
            <text:p>6</text:p>
          </table:table-cell>
          <table:table-cell table:formula="of:=MOD([.Q141]/1000;60)" office:value-type="float" office:value="57.432" calcext:value-type="float">
            <text:p>57.43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569" calcext:value-type="float">
            <text:p>13569</text:p>
          </table:table-cell>
          <table:table-cell table:style-name="ce17" table:formula="of:=ROUND(100*[.M142]/[.Q142];2)" office:value-type="float" office:value="3.7" calcext:value-type="float">
            <text:p>3.7</text:p>
          </table:table-cell>
          <table:table-cell office:value-type="float" office:value="353531" calcext:value-type="float">
            <text:p>353531</text:p>
          </table:table-cell>
          <table:table-cell table:style-name="ce17" table:formula="of:=ROUND(100*[.O142]/[.Q142];2)" office:value-type="float" office:value="96.3" calcext:value-type="float">
            <text:p>96.3</text:p>
          </table:table-cell>
          <table:table-cell table:style-name="ce17" table:formula="of:=[.M142]+[.O142]" office:value-type="float" office:value="367100" calcext:value-type="float">
            <text:p>36710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6" calcext:value-type="float">
            <text:p>6</text:p>
          </table:table-cell>
          <table:table-cell table:formula="of:=MOD([.Q142]/1000;60)" office:value-type="float" office:value="7.10000000000002" calcext:value-type="float">
            <text:p>7.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767" calcext:value-type="float">
            <text:p>13767</text:p>
          </table:table-cell>
          <table:table-cell table:style-name="ce17" table:formula="of:=ROUND(100*[.M143]/[.Q143];2)" office:value-type="float" office:value="3.73" calcext:value-type="float">
            <text:p>3.73</text:p>
          </table:table-cell>
          <table:table-cell office:value-type="float" office:value="355410" calcext:value-type="float">
            <text:p>355410</text:p>
          </table:table-cell>
          <table:table-cell table:style-name="ce17" table:formula="of:=ROUND(100*[.O143]/[.Q143];2)" office:value-type="float" office:value="96.27" calcext:value-type="float">
            <text:p>96.27</text:p>
          </table:table-cell>
          <table:table-cell table:style-name="ce17" table:formula="of:=[.M143]+[.O143]" office:value-type="float" office:value="369177" calcext:value-type="float">
            <text:p>369177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6" calcext:value-type="float">
            <text:p>6</text:p>
          </table:table-cell>
          <table:table-cell table:formula="of:=MOD([.Q143]/1000;60)" office:value-type="float" office:value="9.17700000000002" calcext:value-type="float">
            <text:p>9.17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625" calcext:value-type="float">
            <text:p>13625</text:p>
          </table:table-cell>
          <table:table-cell table:style-name="ce17" table:formula="of:=ROUND(100*[.M144]/[.Q144];2)" office:value-type="float" office:value="3.62" calcext:value-type="float">
            <text:p>3.62</text:p>
          </table:table-cell>
          <table:table-cell office:value-type="float" office:value="362331" calcext:value-type="float">
            <text:p>362331</text:p>
          </table:table-cell>
          <table:table-cell table:style-name="ce17" table:formula="of:=ROUND(100*[.O144]/[.Q144];2)" office:value-type="float" office:value="96.38" calcext:value-type="float">
            <text:p>96.38</text:p>
          </table:table-cell>
          <table:table-cell table:style-name="ce17" table:formula="of:=[.M144]+[.O144]" office:value-type="float" office:value="375956" calcext:value-type="float">
            <text:p>375956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6" calcext:value-type="float">
            <text:p>6</text:p>
          </table:table-cell>
          <table:table-cell table:formula="of:=MOD([.Q144]/1000;60)" office:value-type="float" office:value="15.956" calcext:value-type="float">
            <text:p>15.95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652" calcext:value-type="float">
            <text:p>13652</text:p>
          </table:table-cell>
          <table:table-cell table:style-name="ce17" table:formula="of:=ROUND(100*[.M145]/[.Q145];2)" office:value-type="float" office:value="3.63" calcext:value-type="float">
            <text:p>3.63</text:p>
          </table:table-cell>
          <table:table-cell office:value-type="float" office:value="362012" calcext:value-type="float">
            <text:p>362012</text:p>
          </table:table-cell>
          <table:table-cell table:style-name="ce17" table:formula="of:=ROUND(100*[.O145]/[.Q145];2)" office:value-type="float" office:value="96.37" calcext:value-type="float">
            <text:p>96.37</text:p>
          </table:table-cell>
          <table:table-cell table:style-name="ce17" table:formula="of:=[.M145]+[.O145]" office:value-type="float" office:value="375664" calcext:value-type="float">
            <text:p>375664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6" calcext:value-type="float">
            <text:p>6</text:p>
          </table:table-cell>
          <table:table-cell table:formula="of:=MOD([.Q145]/1000;60)" office:value-type="float" office:value="15.664" calcext:value-type="float">
            <text:p>15.66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596" calcext:value-type="float">
            <text:p>13596</text:p>
          </table:table-cell>
          <table:table-cell table:style-name="ce17" table:formula="of:=ROUND(100*[.M146]/[.Q146];2)" office:value-type="float" office:value="3.79" calcext:value-type="float">
            <text:p>3.79</text:p>
          </table:table-cell>
          <table:table-cell office:value-type="float" office:value="345182" calcext:value-type="float">
            <text:p>345182</text:p>
          </table:table-cell>
          <table:table-cell table:style-name="ce17" table:formula="of:=ROUND(100*[.O146]/[.Q146];2)" office:value-type="float" office:value="96.21" calcext:value-type="float">
            <text:p>96.21</text:p>
          </table:table-cell>
          <table:table-cell table:style-name="ce17" table:formula="of:=[.M146]+[.O146]" office:value-type="float" office:value="358778" calcext:value-type="float">
            <text:p>358778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6" calcext:value-type="float">
            <text:p>6</text:p>
          </table:table-cell>
          <table:table-cell table:formula="of:=MOD([.Q146]/1000;60)" office:value-type="float" office:value="58.778" calcext:value-type="float">
            <text:p>58.77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472" calcext:value-type="float">
            <text:p>13472</text:p>
          </table:table-cell>
          <table:table-cell table:style-name="ce17" table:formula="of:=ROUND(100*[.M147]/[.Q147];2)" office:value-type="float" office:value="3.73" calcext:value-type="float">
            <text:p>3.73</text:p>
          </table:table-cell>
          <table:table-cell office:value-type="float" office:value="347896" calcext:value-type="float">
            <text:p>347896</text:p>
          </table:table-cell>
          <table:table-cell table:style-name="ce17" table:formula="of:=ROUND(100*[.O147]/[.Q147];2)" office:value-type="float" office:value="96.27" calcext:value-type="float">
            <text:p>96.27</text:p>
          </table:table-cell>
          <table:table-cell table:style-name="ce17" table:formula="of:=[.M147]+[.O147]" office:value-type="float" office:value="361368" calcext:value-type="float">
            <text:p>36136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6" calcext:value-type="float">
            <text:p>6</text:p>
          </table:table-cell>
          <table:table-cell table:formula="of:=MOD([.Q147]/1000;60)" office:value-type="float" office:value="1.368" calcext:value-type="float">
            <text:p>1.36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785" calcext:value-type="float">
            <text:p>13785</text:p>
          </table:table-cell>
          <table:table-cell table:style-name="ce18" table:formula="of:=ROUND(100*[.M148]/[.Q148];2)" office:value-type="float" office:value="3.67" calcext:value-type="float">
            <text:p>3.67</text:p>
          </table:table-cell>
          <table:table-cell table:style-name="ce10" office:value-type="float" office:value="362097" calcext:value-type="float">
            <text:p>362097</text:p>
          </table:table-cell>
          <table:table-cell table:style-name="ce18" table:formula="of:=ROUND(100*[.O148]/[.Q148];2)" office:value-type="float" office:value="96.33" calcext:value-type="float">
            <text:p>96.33</text:p>
          </table:table-cell>
          <table:table-cell table:style-name="ce18" table:formula="of:=[.M148]+[.O148]" office:value-type="float" office:value="375882" calcext:value-type="float">
            <text:p>375882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6" calcext:value-type="float">
            <text:p>6</text:p>
          </table:table-cell>
          <table:table-cell table:formula="of:=MOD([.Q148]/1000;60)" office:value-type="float" office:value="15.882" calcext:value-type="float">
            <text:p>15.882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064" calcext:value-type="float">
            <text:p>52064</text:p>
          </table:table-cell>
          <table:table-cell table:style-name="ce16" table:formula="of:=ROUND(100*[.M152]/[.Q152];2)" office:value-type="float" office:value="2.98" calcext:value-type="float">
            <text:p>2.98</text:p>
          </table:table-cell>
          <table:table-cell table:style-name="ce8" office:value-type="float" office:value="1692925" calcext:value-type="float">
            <text:p>1692925</text:p>
          </table:table-cell>
          <table:table-cell table:style-name="ce16" table:formula="of:=ROUND(100*[.O152]/[.Q152];2)" office:value-type="float" office:value="97.02" calcext:value-type="float">
            <text:p>97.02</text:p>
          </table:table-cell>
          <table:table-cell table:style-name="ce16" table:formula="of:=[.M152]+[.O152]" office:value-type="float" office:value="1744989" calcext:value-type="float">
            <text:p>1744989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29" calcext:value-type="float">
            <text:p>29</text:p>
          </table:table-cell>
          <table:table-cell table:formula="of:=MOD([.Q152]/1000;60)" office:value-type="float" office:value="4.98900000000003" calcext:value-type="float">
            <text:p>4.989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1404" calcext:value-type="float">
            <text:p>61404</text:p>
          </table:table-cell>
          <table:table-cell table:style-name="ce17" table:formula="of:=ROUND(100*[.M153]/[.Q153];2)" office:value-type="float" office:value="3.4" calcext:value-type="float">
            <text:p>3.4</text:p>
          </table:table-cell>
          <table:table-cell office:value-type="float" office:value="1745330" calcext:value-type="float">
            <text:p>1745330</text:p>
          </table:table-cell>
          <table:table-cell table:style-name="ce17" table:formula="of:=ROUND(100*[.O153]/[.Q153];2)" office:value-type="float" office:value="96.6" calcext:value-type="float">
            <text:p>96.6</text:p>
          </table:table-cell>
          <table:table-cell table:style-name="ce17" table:formula="of:=[.M153]+[.O153]" office:value-type="float" office:value="1806734" calcext:value-type="float">
            <text:p>1806734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30" calcext:value-type="float">
            <text:p>30</text:p>
          </table:table-cell>
          <table:table-cell table:formula="of:=MOD([.Q153]/1000;60)" office:value-type="float" office:value="6.73399999999992" calcext:value-type="float">
            <text:p>6.73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3830" calcext:value-type="float">
            <text:p>53830</text:p>
          </table:table-cell>
          <table:table-cell table:style-name="ce17" table:formula="of:=ROUND(100*[.M154]/[.Q154];2)" office:value-type="float" office:value="3.19" calcext:value-type="float">
            <text:p>3.19</text:p>
          </table:table-cell>
          <table:table-cell office:value-type="float" office:value="1635733" calcext:value-type="float">
            <text:p>1635733</text:p>
          </table:table-cell>
          <table:table-cell table:style-name="ce17" table:formula="of:=ROUND(100*[.O154]/[.Q154];2)" office:value-type="float" office:value="96.81" calcext:value-type="float">
            <text:p>96.81</text:p>
          </table:table-cell>
          <table:table-cell table:style-name="ce17" table:formula="of:=[.M154]+[.O154]" office:value-type="float" office:value="1689563" calcext:value-type="float">
            <text:p>1689563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28" calcext:value-type="float">
            <text:p>28</text:p>
          </table:table-cell>
          <table:table-cell table:formula="of:=MOD([.Q154]/1000;60)" office:value-type="float" office:value="9.5630000000001" calcext:value-type="float">
            <text:p>9.56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3064" calcext:value-type="float">
            <text:p>53064</text:p>
          </table:table-cell>
          <table:table-cell table:style-name="ce17" table:formula="of:=ROUND(100*[.M155]/[.Q155];2)" office:value-type="float" office:value="3.2" calcext:value-type="float">
            <text:p>3.2</text:p>
          </table:table-cell>
          <table:table-cell office:value-type="float" office:value="1606083" calcext:value-type="float">
            <text:p>1606083</text:p>
          </table:table-cell>
          <table:table-cell table:style-name="ce17" table:formula="of:=ROUND(100*[.O155]/[.Q155];2)" office:value-type="float" office:value="96.8" calcext:value-type="float">
            <text:p>96.8</text:p>
          </table:table-cell>
          <table:table-cell table:style-name="ce17" table:formula="of:=[.M155]+[.O155]" office:value-type="float" office:value="1659147" calcext:value-type="float">
            <text:p>1659147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28" calcext:value-type="float">
            <text:p>28</text:p>
          </table:table-cell>
          <table:table-cell table:formula="of:=MOD([.Q155]/1000;60)" office:value-type="float" office:value="39.1469999999999" calcext:value-type="float">
            <text:p>39.147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314" calcext:value-type="float">
            <text:p>52314</text:p>
          </table:table-cell>
          <table:table-cell table:style-name="ce17" table:formula="of:=ROUND(100*[.M156]/[.Q156];2)" office:value-type="float" office:value="3.22" calcext:value-type="float">
            <text:p>3.22</text:p>
          </table:table-cell>
          <table:table-cell office:value-type="float" office:value="1571901" calcext:value-type="float">
            <text:p>1571901</text:p>
          </table:table-cell>
          <table:table-cell table:style-name="ce17" table:formula="of:=ROUND(100*[.O156]/[.Q156];2)" office:value-type="float" office:value="96.78" calcext:value-type="float">
            <text:p>96.78</text:p>
          </table:table-cell>
          <table:table-cell table:style-name="ce17" table:formula="of:=[.M156]+[.O156]" office:value-type="float" office:value="1624215" calcext:value-type="float">
            <text:p>1624215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27" calcext:value-type="float">
            <text:p>27</text:p>
          </table:table-cell>
          <table:table-cell table:formula="of:=MOD([.Q156]/1000;60)" office:value-type="float" office:value="4.21499999999992" calcext:value-type="float">
            <text:p>4.21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64" calcext:value-type="float">
            <text:p>52164</text:p>
          </table:table-cell>
          <table:table-cell table:style-name="ce17" table:formula="of:=ROUND(100*[.M157]/[.Q157];2)" office:value-type="float" office:value="3.23" calcext:value-type="float">
            <text:p>3.23</text:p>
          </table:table-cell>
          <table:table-cell office:value-type="float" office:value="1565160" calcext:value-type="float">
            <text:p>1565160</text:p>
          </table:table-cell>
          <table:table-cell table:style-name="ce17" table:formula="of:=ROUND(100*[.O157]/[.Q157];2)" office:value-type="float" office:value="96.77" calcext:value-type="float">
            <text:p>96.77</text:p>
          </table:table-cell>
          <table:table-cell table:style-name="ce17" table:formula="of:=[.M157]+[.O157]" office:value-type="float" office:value="1617324" calcext:value-type="float">
            <text:p>1617324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27" calcext:value-type="float">
            <text:p>27</text:p>
          </table:table-cell>
          <table:table-cell table:formula="of:=MOD([.Q157]/1000;60)" office:value-type="float" office:value="57.3240000000001" calcext:value-type="float">
            <text:p>57.32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027" calcext:value-type="float">
            <text:p>52027</text:p>
          </table:table-cell>
          <table:table-cell table:style-name="ce17" table:formula="of:=ROUND(100*[.M158]/[.Q158];2)" office:value-type="float" office:value="3.19" calcext:value-type="float">
            <text:p>3.19</text:p>
          </table:table-cell>
          <table:table-cell office:value-type="float" office:value="1578196" calcext:value-type="float">
            <text:p>1578196</text:p>
          </table:table-cell>
          <table:table-cell table:style-name="ce17" table:formula="of:=ROUND(100*[.O158]/[.Q158];2)" office:value-type="float" office:value="96.81" calcext:value-type="float">
            <text:p>96.81</text:p>
          </table:table-cell>
          <table:table-cell table:style-name="ce17" table:formula="of:=[.M158]+[.O158]" office:value-type="float" office:value="1630223" calcext:value-type="float">
            <text:p>163022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27" calcext:value-type="float">
            <text:p>27</text:p>
          </table:table-cell>
          <table:table-cell table:formula="of:=MOD([.Q158]/1000;60)" office:value-type="float" office:value="10.223" calcext:value-type="float">
            <text:p>10.22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227" calcext:value-type="float">
            <text:p>52227</text:p>
          </table:table-cell>
          <table:table-cell table:style-name="ce17" table:formula="of:=ROUND(100*[.M159]/[.Q159];2)" office:value-type="float" office:value="3.21" calcext:value-type="float">
            <text:p>3.21</text:p>
          </table:table-cell>
          <table:table-cell office:value-type="float" office:value="1576079" calcext:value-type="float">
            <text:p>1576079</text:p>
          </table:table-cell>
          <table:table-cell table:style-name="ce17" table:formula="of:=ROUND(100*[.O159]/[.Q159];2)" office:value-type="float" office:value="96.79" calcext:value-type="float">
            <text:p>96.79</text:p>
          </table:table-cell>
          <table:table-cell table:style-name="ce17" table:formula="of:=[.M159]+[.O159]" office:value-type="float" office:value="1628306" calcext:value-type="float">
            <text:p>1628306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27" calcext:value-type="float">
            <text:p>27</text:p>
          </table:table-cell>
          <table:table-cell table:formula="of:=MOD([.Q159]/1000;60)" office:value-type="float" office:value="8.30600000000004" calcext:value-type="float">
            <text:p>8.306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95" calcext:value-type="float">
            <text:p>52195</text:p>
          </table:table-cell>
          <table:table-cell table:style-name="ce17" table:formula="of:=ROUND(100*[.M160]/[.Q160];2)" office:value-type="float" office:value="3.21" calcext:value-type="float">
            <text:p>3.21</text:p>
          </table:table-cell>
          <table:table-cell office:value-type="float" office:value="1572715" calcext:value-type="float">
            <text:p>1572715</text:p>
          </table:table-cell>
          <table:table-cell table:style-name="ce17" table:formula="of:=ROUND(100*[.O160]/[.Q160];2)" office:value-type="float" office:value="96.79" calcext:value-type="float">
            <text:p>96.79</text:p>
          </table:table-cell>
          <table:table-cell table:style-name="ce17" table:formula="of:=[.M160]+[.O160]" office:value-type="float" office:value="1624910" calcext:value-type="float">
            <text:p>162491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27" calcext:value-type="float">
            <text:p>27</text:p>
          </table:table-cell>
          <table:table-cell table:formula="of:=MOD([.Q160]/1000;60)" office:value-type="float" office:value="4.91000000000008" calcext:value-type="float">
            <text:p>4.9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118" calcext:value-type="float">
            <text:p>52118</text:p>
          </table:table-cell>
          <table:table-cell table:style-name="ce18" table:formula="of:=ROUND(100*[.M161]/[.Q161];2)" office:value-type="float" office:value="3.2" calcext:value-type="float">
            <text:p>3.2</text:p>
          </table:table-cell>
          <table:table-cell table:style-name="ce10" office:value-type="float" office:value="1576375" calcext:value-type="float">
            <text:p>1576375</text:p>
          </table:table-cell>
          <table:table-cell table:style-name="ce18" table:formula="of:=ROUND(100*[.O161]/[.Q161];2)" office:value-type="float" office:value="96.8" calcext:value-type="float">
            <text:p>96.8</text:p>
          </table:table-cell>
          <table:table-cell table:style-name="ce18" table:formula="of:=[.M161]+[.O161]" office:value-type="float" office:value="1628493" calcext:value-type="float">
            <text:p>1628493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27" calcext:value-type="float">
            <text:p>27</text:p>
          </table:table-cell>
          <table:table-cell table:formula="of:=MOD([.Q161]/1000;60)" office:value-type="float" office:value="8.49299999999994" calcext:value-type="float">
            <text:p>8.493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113" calcext:value-type="float">
            <text:p>322113</text:p>
          </table:table-cell>
          <table:table-cell table:style-name="ce16" table:formula="of:=ROUND(100*[.M165]/[.Q165];2)" office:value-type="float" office:value="2.95" calcext:value-type="float">
            <text:p>2.95</text:p>
          </table:table-cell>
          <table:table-cell table:style-name="ce8" office:value-type="float" office:value="10593295" calcext:value-type="float">
            <text:p>10593295</text:p>
          </table:table-cell>
          <table:table-cell table:style-name="ce16" table:formula="of:=ROUND(100*[.O165]/[.Q165];2)" office:value-type="float" office:value="97.05" calcext:value-type="float">
            <text:p>97.05</text:p>
          </table:table-cell>
          <table:table-cell table:style-name="ce16" table:formula="of:=[.M165]+[.O165]" office:value-type="float" office:value="10915408" calcext:value-type="float">
            <text:p>10915408</text:p>
          </table:table-cell>
          <table:table-cell table:formula="of:=QUOTIENT([.Q165]/1000;3600)" office:value-type="float" office:value="3" calcext:value-type="float">
            <text:p>3</text:p>
          </table:table-cell>
          <table:table-cell table:formula="of:=ROUND(MOD([.Q165]/1000;3600)/60;0)" office:value-type="float" office:value="2" calcext:value-type="float">
            <text:p>2</text:p>
          </table:table-cell>
          <table:table-cell table:formula="of:=MOD([.Q165]/1000;60)" office:value-type="float" office:value="55.4079999999995" calcext:value-type="float">
            <text:p>55.40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3147" calcext:value-type="float">
            <text:p>323147</text:p>
          </table:table-cell>
          <table:table-cell table:style-name="ce17" table:formula="of:=ROUND(100*[.M166]/[.Q166];2)" office:value-type="float" office:value="2.95" calcext:value-type="float">
            <text:p>2.95</text:p>
          </table:table-cell>
          <table:table-cell office:value-type="float" office:value="10648941" calcext:value-type="float">
            <text:p>10648941</text:p>
          </table:table-cell>
          <table:table-cell table:style-name="ce17" table:formula="of:=ROUND(100*[.O166]/[.Q166];2)" office:value-type="float" office:value="97.05" calcext:value-type="float">
            <text:p>97.05</text:p>
          </table:table-cell>
          <table:table-cell table:style-name="ce17" table:formula="of:=[.M166]+[.O166]" office:value-type="float" office:value="10972088" calcext:value-type="float">
            <text:p>10972088</text:p>
          </table:table-cell>
          <table:table-cell table:formula="of:=QUOTIENT([.Q166]/1000;3600)" office:value-type="float" office:value="3" calcext:value-type="float">
            <text:p>3</text:p>
          </table:table-cell>
          <table:table-cell table:formula="of:=ROUND(MOD([.Q166]/1000;3600)/60;0)" office:value-type="float" office:value="3" calcext:value-type="float">
            <text:p>3</text:p>
          </table:table-cell>
          <table:table-cell table:formula="of:=MOD([.Q166]/1000;60)" office:value-type="float" office:value="52.0879999999997" calcext:value-type="float">
            <text:p>52.088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1743" calcext:value-type="float">
            <text:p>321743</text:p>
          </table:table-cell>
          <table:table-cell table:style-name="ce17" table:formula="of:=ROUND(100*[.M167]/[.Q167];2)" office:value-type="float" office:value="2.97" calcext:value-type="float">
            <text:p>2.97</text:p>
          </table:table-cell>
          <table:table-cell office:value-type="float" office:value="10521350" calcext:value-type="float">
            <text:p>10521350</text:p>
          </table:table-cell>
          <table:table-cell table:style-name="ce17" table:formula="of:=ROUND(100*[.O167]/[.Q167];2)" office:value-type="float" office:value="97.03" calcext:value-type="float">
            <text:p>97.03</text:p>
          </table:table-cell>
          <table:table-cell table:style-name="ce17" table:formula="of:=[.M167]+[.O167]" office:value-type="float" office:value="10843093" calcext:value-type="float">
            <text:p>10843093</text:p>
          </table:table-cell>
          <table:table-cell table:formula="of:=QUOTIENT([.Q167]/1000;3600)" office:value-type="float" office:value="3" calcext:value-type="float">
            <text:p>3</text:p>
          </table:table-cell>
          <table:table-cell table:formula="of:=ROUND(MOD([.Q167]/1000;3600)/60;0)" office:value-type="float" office:value="1" calcext:value-type="float">
            <text:p>1</text:p>
          </table:table-cell>
          <table:table-cell table:formula="of:=MOD([.Q167]/1000;60)" office:value-type="float" office:value="43.0930000000008" calcext:value-type="float">
            <text:p>43.093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2068" calcext:value-type="float">
            <text:p>322068</text:p>
          </table:table-cell>
          <table:table-cell table:style-name="ce17" table:formula="of:=ROUND(100*[.M168]/[.Q168];2)" office:value-type="float" office:value="2.9" calcext:value-type="float">
            <text:p>2.9</text:p>
          </table:table-cell>
          <table:table-cell office:value-type="float" office:value="10786874" calcext:value-type="float">
            <text:p>10786874</text:p>
          </table:table-cell>
          <table:table-cell table:style-name="ce17" table:formula="of:=ROUND(100*[.O168]/[.Q168];2)" office:value-type="float" office:value="97.1" calcext:value-type="float">
            <text:p>97.1</text:p>
          </table:table-cell>
          <table:table-cell table:style-name="ce17" table:formula="of:=[.M168]+[.O168]" office:value-type="float" office:value="11108942" calcext:value-type="float">
            <text:p>11108942</text:p>
          </table:table-cell>
          <table:table-cell table:formula="of:=QUOTIENT([.Q168]/1000;3600)" office:value-type="float" office:value="3" calcext:value-type="float">
            <text:p>3</text:p>
          </table:table-cell>
          <table:table-cell table:formula="of:=ROUND(MOD([.Q168]/1000;3600)/60;0)" office:value-type="float" office:value="5" calcext:value-type="float">
            <text:p>5</text:p>
          </table:table-cell>
          <table:table-cell table:formula="of:=MOD([.Q168]/1000;60)" office:value-type="float" office:value="8.9419999999991" calcext:value-type="float">
            <text:p>8.94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2478" calcext:value-type="float">
            <text:p>322478</text:p>
          </table:table-cell>
          <table:table-cell table:style-name="ce17" table:formula="of:=ROUND(100*[.M169]/[.Q169];2)" office:value-type="float" office:value="2.9" calcext:value-type="float">
            <text:p>2.9</text:p>
          </table:table-cell>
          <table:table-cell office:value-type="float" office:value="10793834" calcext:value-type="float">
            <text:p>10793834</text:p>
          </table:table-cell>
          <table:table-cell table:style-name="ce17" table:formula="of:=ROUND(100*[.O169]/[.Q169];2)" office:value-type="float" office:value="97.1" calcext:value-type="float">
            <text:p>97.1</text:p>
          </table:table-cell>
          <table:table-cell table:style-name="ce17" table:formula="of:=[.M169]+[.O169]" office:value-type="float" office:value="11116312" calcext:value-type="float">
            <text:p>11116312</text:p>
          </table:table-cell>
          <table:table-cell table:formula="of:=QUOTIENT([.Q169]/1000;3600)" office:value-type="float" office:value="3" calcext:value-type="float">
            <text:p>3</text:p>
          </table:table-cell>
          <table:table-cell table:formula="of:=ROUND(MOD([.Q169]/1000;3600)/60;0)" office:value-type="float" office:value="5" calcext:value-type="float">
            <text:p>5</text:p>
          </table:table-cell>
          <table:table-cell table:formula="of:=MOD([.Q169]/1000;60)" office:value-type="float" office:value="16.3119999999999" calcext:value-type="float">
            <text:p>16.31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2911" calcext:value-type="float">
            <text:p>322911</text:p>
          </table:table-cell>
          <table:table-cell table:style-name="ce17" table:formula="of:=ROUND(100*[.M170]/[.Q170];2)" office:value-type="float" office:value="2.91" calcext:value-type="float">
            <text:p>2.91</text:p>
          </table:table-cell>
          <table:table-cell office:value-type="float" office:value="10782016" calcext:value-type="float">
            <text:p>10782016</text:p>
          </table:table-cell>
          <table:table-cell table:style-name="ce17" table:formula="of:=ROUND(100*[.O170]/[.Q170];2)" office:value-type="float" office:value="97.09" calcext:value-type="float">
            <text:p>97.09</text:p>
          </table:table-cell>
          <table:table-cell table:style-name="ce17" table:formula="of:=[.M170]+[.O170]" office:value-type="float" office:value="11104927" calcext:value-type="float">
            <text:p>11104927</text:p>
          </table:table-cell>
          <table:table-cell table:formula="of:=QUOTIENT([.Q170]/1000;3600)" office:value-type="float" office:value="3" calcext:value-type="float">
            <text:p>3</text:p>
          </table:table-cell>
          <table:table-cell table:formula="of:=ROUND(MOD([.Q170]/1000;3600)/60;0)" office:value-type="float" office:value="5" calcext:value-type="float">
            <text:p>5</text:p>
          </table:table-cell>
          <table:table-cell table:formula="of:=MOD([.Q170]/1000;60)" office:value-type="float" office:value="4.92699999999968" calcext:value-type="float">
            <text:p>4.927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2832" calcext:value-type="float">
            <text:p>322832</text:p>
          </table:table-cell>
          <table:table-cell table:style-name="ce17" table:formula="of:=ROUND(100*[.M171]/[.Q171];2)" office:value-type="float" office:value="2.9" calcext:value-type="float">
            <text:p>2.9</text:p>
          </table:table-cell>
          <table:table-cell office:value-type="float" office:value="10820663" calcext:value-type="float">
            <text:p>10820663</text:p>
          </table:table-cell>
          <table:table-cell table:style-name="ce17" table:formula="of:=ROUND(100*[.O171]/[.Q171];2)" office:value-type="float" office:value="97.1" calcext:value-type="float">
            <text:p>97.1</text:p>
          </table:table-cell>
          <table:table-cell table:style-name="ce17" table:formula="of:=[.M171]+[.O171]" office:value-type="float" office:value="11143495" calcext:value-type="float">
            <text:p>11143495</text:p>
          </table:table-cell>
          <table:table-cell table:formula="of:=QUOTIENT([.Q171]/1000;3600)" office:value-type="float" office:value="3" calcext:value-type="float">
            <text:p>3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3.4950000000008" calcext:value-type="float">
            <text:p>43.495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9949" calcext:value-type="float">
            <text:p>329949</text:p>
          </table:table-cell>
          <table:table-cell table:style-name="ce17" table:formula="of:=ROUND(100*[.M172]/[.Q172];2)" office:value-type="float" office:value="2.99" calcext:value-type="float">
            <text:p>2.99</text:p>
          </table:table-cell>
          <table:table-cell office:value-type="float" office:value="10713623" calcext:value-type="float">
            <text:p>10713623</text:p>
          </table:table-cell>
          <table:table-cell table:style-name="ce17" table:formula="of:=ROUND(100*[.O172]/[.Q172];2)" office:value-type="float" office:value="97.01" calcext:value-type="float">
            <text:p>97.01</text:p>
          </table:table-cell>
          <table:table-cell table:style-name="ce17" table:formula="of:=[.M172]+[.O172]" office:value-type="float" office:value="11043572" calcext:value-type="float">
            <text:p>11043572</text:p>
          </table:table-cell>
          <table:table-cell table:formula="of:=QUOTIENT([.Q172]/1000;3600)" office:value-type="float" office:value="3" calcext:value-type="float">
            <text:p>3</text:p>
          </table:table-cell>
          <table:table-cell table:formula="of:=ROUND(MOD([.Q172]/1000;3600)/60;0)" office:value-type="float" office:value="4" calcext:value-type="float">
            <text:p>4</text:p>
          </table:table-cell>
          <table:table-cell table:formula="of:=MOD([.Q172]/1000;60)" office:value-type="float" office:value="3.57200000000012" calcext:value-type="float">
            <text:p>3.572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270" calcext:value-type="float">
            <text:p>322270</text:p>
          </table:table-cell>
          <table:table-cell table:style-name="ce17" table:formula="of:=ROUND(100*[.M173]/[.Q173];2)" office:value-type="float" office:value="2.9" calcext:value-type="float">
            <text:p>2.9</text:p>
          </table:table-cell>
          <table:table-cell office:value-type="float" office:value="10788734" calcext:value-type="float">
            <text:p>10788734</text:p>
          </table:table-cell>
          <table:table-cell table:style-name="ce17" table:formula="of:=ROUND(100*[.O173]/[.Q173];2)" office:value-type="float" office:value="97.1" calcext:value-type="float">
            <text:p>97.1</text:p>
          </table:table-cell>
          <table:table-cell table:style-name="ce17" table:formula="of:=[.M173]+[.O173]" office:value-type="float" office:value="11111004" calcext:value-type="float">
            <text:p>11111004</text:p>
          </table:table-cell>
          <table:table-cell table:formula="of:=QUOTIENT([.Q173]/1000;3600)" office:value-type="float" office:value="3" calcext:value-type="float">
            <text:p>3</text:p>
          </table:table-cell>
          <table:table-cell table:formula="of:=ROUND(MOD([.Q173]/1000;3600)/60;0)" office:value-type="float" office:value="5" calcext:value-type="float">
            <text:p>5</text:p>
          </table:table-cell>
          <table:table-cell table:formula="of:=MOD([.Q173]/1000;60)" office:value-type="float" office:value="11.0040000000008" calcext:value-type="float">
            <text:p>11.004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707" calcext:value-type="float">
            <text:p>322707</text:p>
          </table:table-cell>
          <table:table-cell table:style-name="ce18" table:formula="of:=ROUND(100*[.M174]/[.Q174];2)" office:value-type="float" office:value="2.92" calcext:value-type="float">
            <text:p>2.92</text:p>
          </table:table-cell>
          <table:table-cell table:style-name="ce10" office:value-type="float" office:value="10716568" calcext:value-type="float">
            <text:p>10716568</text:p>
          </table:table-cell>
          <table:table-cell table:style-name="ce18" table:formula="of:=ROUND(100*[.O174]/[.Q174];2)" office:value-type="float" office:value="97.08" calcext:value-type="float">
            <text:p>97.08</text:p>
          </table:table-cell>
          <table:table-cell table:style-name="ce18" table:formula="of:=[.M174]+[.O174]" office:value-type="float" office:value="11039275" calcext:value-type="float">
            <text:p>11039275</text:p>
          </table:table-cell>
          <table:table-cell table:formula="of:=QUOTIENT([.Q174]/1000;3600)" office:value-type="float" office:value="3" calcext:value-type="float">
            <text:p>3</text:p>
          </table:table-cell>
          <table:table-cell table:formula="of:=ROUND(MOD([.Q174]/1000;3600)/60;0)" office:value-type="float" office:value="4" calcext:value-type="float">
            <text:p>4</text:p>
          </table:table-cell>
          <table:table-cell table:formula="of:=MOD([.Q174]/1000;60)" office:value-type="float" office:value="59.2749999999996" calcext:value-type="float">
            <text:p>59.275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3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3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1327" calcext:value-type="float">
            <text:p>1251327</text:p>
          </table:table-cell>
          <table:table-cell table:style-name="ce16" table:formula="of:=ROUND(100*[.M178]/[.Q178];2)" office:value-type="float" office:value="2.76" calcext:value-type="float">
            <text:p>2.76</text:p>
          </table:table-cell>
          <table:table-cell table:style-name="ce8" office:value-type="float" office:value="44166894" calcext:value-type="float">
            <text:p>44166894</text:p>
          </table:table-cell>
          <table:table-cell table:style-name="ce16" table:formula="of:=ROUND(100*[.O178]/[.Q178];2)" office:value-type="float" office:value="97.24" calcext:value-type="float">
            <text:p>97.24</text:p>
          </table:table-cell>
          <table:table-cell table:style-name="ce16" table:formula="of:=[.M178]+[.O178]" office:value-type="float" office:value="45418221" calcext:value-type="float">
            <text:p>45418221</text:p>
          </table:table-cell>
          <table:table-cell table:formula="of:=QUOTIENT([.Q178]/1000;3600)" office:value-type="float" office:value="12" calcext:value-type="float">
            <text:p>12</text:p>
          </table:table-cell>
          <table:table-cell table:formula="of:=ROUND(MOD([.Q178]/1000;3600)/60;0)" office:value-type="float" office:value="37" calcext:value-type="float">
            <text:p>37</text:p>
          </table:table-cell>
          <table:table-cell table:formula="of:=MOD([.Q178]/1000;60)" office:value-type="float" office:value="58.2209999999977" calcext:value-type="float">
            <text:p>58.221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4" table:number-rows-repeated="104838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3-11-18T08:09:37.189120901</dc:date>
    <meta:editing-duration>PT8H44M42S</meta:editing-duration>
    <meta:editing-cycles>37</meta:editing-cycles>
    <meta:generator>LibreOffice/4.1.2.3$Linux_x86 LibreOffice_project/410m0$Build-3</meta:generator>
    <meta:document-statistic meta:table-count="1" meta:cell-count="14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96cm" svg:y="0.315cm" chart:style-name="ch2">
          <text:p>Temps moyen de transformation en fonction du nombre d'éléments sources</text:p>
        </chart:title>
        <chart:legend chart:legend-position="bottom" svg:x="2.334cm" svg:y="7.715cm" style:legend-expansion="wide" chart:style-name="ch3"/>
        <chart:plot-area chart:style-name="ch4" table:cell-range-address="'optimv2 - Exemple #1'.D3:'optimv2 - Exemple #1'.D13 'optimv2 - Exemple #1'.Q1:'optimv2 - Exemple #1'.Q13 'optimv2 - Exemple #1'.M1:'optimv2 - Exemple #1'.M1 'optimv2 - Exemple #1'.M3:'optimv2 - Exemple #1'.M13 'optimv2 - Exemple #1'.O1:'optimv2 - Exemple #1'.O1 'optimv2 - Exemple #1'.O3:'optimv2 - Exemple #1'.O13" chart:data-source-has-labels="row" svg:x="1.335cm" svg:y="1.63cm" svg:width="14.025cm" svg:height="4.92cm">
          <chartooo:coordinate-region svg:x="2.981cm" svg:y="1.83cm" svg:width="11.88cm" svg:height="4.071cm"/>
          <chart:axis chart:dimension="x" chart:name="primary-x" chart:style-name="ch5">
            <chart:title svg:x="6.982cm" svg:y="6.7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5.741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'.Q3:'optimv2 - Exemple #1'.Q13" chart:label-cell-address="'optimv2 - Exemple #1'.Q1:'optimv2 - Exemple #1'.Q2" chart:class="chart:scatter">
            <chart:domain table:cell-range-address="'optimv2 - Exemple #1'.D3:'optimv2 - Exemple #1'.D13"/>
            <chart:data-point chart:repeated="11"/>
          </chart:series>
          <chart:series chart:style-name="ch10" chart:values-cell-range-address="'optimv2 - Exemple #1'.M3:'optimv2 - Exemple #1'.M13" chart:label-cell-address="'optimv2 - Exemple #1'.M1:'optimv2 - Exemple #1'.M1" chart:class="chart:scatter">
            <chart:data-point chart:repeated="11"/>
          </chart:series>
          <chart:series chart:style-name="ch11" chart:values-cell-range-address="'optimv2 - Exemple #1'.O3:'optimv2 - Exemple #1'.O13" chart:label-cell-address="'optimv2 - Exemple #1'.O1:'optimv2 - Exemple #1'.O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2 - Exemple #1'.Q1:'optimv2 - Exemple #1'.Q2</svg:desc>
                </draw:g>
              </table:table-cell>
              <table:table-cell office:value-type="string">
                <text:p>Temps moyen phase #1 (ms)</text:p>
                <draw:g>
                  <svg:desc>'optimv2 - Exemple #1'.M1:'optimv2 - Exemple #1'.M1</svg:desc>
                </draw:g>
              </table:table-cell>
              <table:table-cell office:value-type="string">
                <text:p>Temps moyen phase #2 (ms)</text:p>
                <draw:g>
                  <svg:desc>'optimv2 - Exemple #1'.O1:'optimv2 - Exemple #1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'.D3:'optimv2 - Exemple #1'.D13</svg:desc>
                </draw:g>
              </table:table-cell>
              <table:table-cell office:value-type="float" office:value="11.6">
                <text:p>11.6</text:p>
                <draw:g>
                  <svg:desc>'optimv2 - Exemple #1'.Q3:'optimv2 - Exemple #1'.Q13</svg:desc>
                </draw:g>
              </table:table-cell>
              <table:table-cell office:value-type="float" office:value="10.8">
                <text:p>10.8</text:p>
                <draw:g>
                  <svg:desc>'optimv2 - Exemple #1'.M3:'optimv2 - Exemple #1'.M13</svg:desc>
                </draw:g>
              </table:table-cell>
              <table:table-cell office:value-type="float" office:value="0.8">
                <text:p>0.8</text:p>
                <draw:g>
                  <svg:desc>'optimv2 - Exemple #1'.O3:'optimv2 - Exemple #1'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6.3">
                <text:p>16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67">
                <text:p>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211">
                <text:p>211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375">
                <text:p>375</text:p>
              </table:table-cell>
              <table:table-cell office:value-type="float" office:value="1638.7">
                <text:p>16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901.2">
                <text:p>901.2</text:p>
              </table:table-cell>
              <table:table-cell office:value-type="float" office:value="6810.8">
                <text:p>68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1711.8">
                <text:p>1711.8</text:p>
              </table:table-cell>
              <table:table-cell office:value-type="float" office:value="20117.4">
                <text:p>2011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2826.9">
                <text:p>2826.9</text:p>
              </table:table-cell>
              <table:table-cell office:value-type="float" office:value="36382.7">
                <text:p>363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3890.2">
                <text:p>3890.2</text:p>
              </table:table-cell>
              <table:table-cell office:value-type="float" office:value="63767.7">
                <text:p>6376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13691.9">
                <text:p>13691.9</text:p>
              </table:table-cell>
              <table:table-cell office:value-type="float" office:value="358530.4">
                <text:p>3585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53340.7">
                <text:p>53340.7</text:p>
              </table:table-cell>
              <table:table-cell office:value-type="float" office:value="1612049.7">
                <text:p>161204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